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ystem" style:font-pitch="variable" style:name="Arial Unicode MS" svg:font-family="'Arial Unicode MS'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automatic-styles>
    <style:style style:family="table-column" style:name="co18">
      <style:table-column-properties fo:break-before="auto" style:column-width="0.889in"/>
    </style:style>
    <style:style style:family="table-column" style:name="co19">
      <style:table-column-properties fo:break-before="auto" style:column-width="1.3189in"/>
    </style:style>
    <style:style style:family="table-column" style:name="co20">
      <style:table-column-properties fo:break-before="auto" style:column-width="1.1882in"/>
    </style:style>
    <style:style style:family="table-column" style:name="co21">
      <style:table-column-properties fo:break-before="auto" style:column-width="1.3409in"/>
    </style:style>
    <style:style style:family="table-column" style:name="co5">
      <style:table-column-properties fo:break-before="auto" style:column-width="0.4299in"/>
    </style:style>
    <style:style style:family="table-column" style:name="co6">
      <style:table-column-properties fo:break-before="auto" style:column-width="3.6161in"/>
    </style:style>
    <style:style style:family="table-column" style:name="co7">
      <style:table-column-properties fo:break-before="auto" style:column-width="3.1264in"/>
    </style:style>
    <style:style style:family="table-column" style:name="co8">
      <style:table-column-properties fo:break-before="auto" style:column-width="0.9516in"/>
    </style:style>
    <style:style style:family="table-column" style:name="co9">
      <style:table-column-properties fo:break-before="auto" style:column-width="0.7134in"/>
    </style:style>
    <style:style style:family="table-column" style:name="co10">
      <style:table-column-properties fo:break-before="auto" style:column-width="0.8264in"/>
    </style:style>
    <style:style style:family="table-column" style:name="co11">
      <style:table-column-properties fo:break-before="auto" style:column-width="1.6354in"/>
    </style:style>
    <style:style style:family="table-column" style:name="co12">
      <style:table-column-properties fo:break-before="auto" style:column-width="0.839in"/>
    </style:style>
    <style:style style:family="table-column" style:name="co13">
      <style:table-column-properties fo:break-before="auto" style:column-width="1.1437in"/>
    </style:style>
    <style:style style:family="table-column" style:name="co14">
      <style:table-column-properties fo:break-before="auto" style:column-width="1.0327in"/>
    </style:style>
    <style:style style:family="table-column" style:name="co15">
      <style:table-column-properties fo:break-before="auto" style:column-width="1.9909in"/>
    </style:style>
    <style:style style:family="table-column" style:name="co16">
      <style:table-column-properties fo:break-before="auto" style:column-width="1.2807in"/>
    </style:style>
    <style:style style:family="table-column" style:name="co17">
      <style:table-column-properties fo:break-before="auto" style:column-width="1.3772in"/>
    </style:style>
    <style:style style:family="table-column" style:name="co22">
      <style:table-column-properties fo:break-before="auto" style:column-width="0.852in"/>
    </style:style>
    <style:style style:family="table-column" style:name="co23">
      <style:table-column-properties fo:break-before="auto" style:column-width="3.0882in"/>
    </style:style>
    <style:style style:family="table-column" style:name="co24">
      <style:table-column-properties fo:break-before="auto" style:column-width="1.0654in"/>
    </style:style>
    <style:style style:family="table-column" style:name="co25">
      <style:table-column-properties fo:break-before="auto" style:column-width="0.8925in"/>
    </style:style>
    <style:style style:family="table-column" style:name="co26">
      <style:table-column-properties fo:break-before="auto" style:column-width="2.1736in"/>
    </style:style>
    <style:style style:family="table-row" style:name="ro6">
      <style:table-row-properties fo:break-before="auto" style:row-height="0.1783in" style:use-optimal-row-height="true"/>
    </style:style>
    <style:style style:family="table-row" style:name="ro7">
      <style:table-row-properties fo:break-before="auto" style:row-height="0.1862in" style:use-optimal-row-height="true"/>
    </style:style>
    <style:style style:family="table-row" style:name="ro3">
      <style:table-row-properties fo:break-before="auto" style:row-height="0.1661in" style:use-optimal-row-height="true"/>
    </style:style>
    <style:style style:family="table-row" style:name="ro4">
      <style:table-row-properties fo:break-before="auto" style:row-height="0.5591in" style:use-optimal-row-height="false"/>
    </style:style>
    <style:style style:family="table-row" style:name="ro5">
      <style:table-row-properties fo:break-before="auto" style:row-height="0.3626in" style:use-optimal-row-height="false"/>
    </style:style>
    <style:style style:family="table-row" style:name="ro8">
      <style:table-row-properties fo:break-before="auto" style:row-height="0.3102in" style:use-optimal-row-height="false"/>
    </style:style>
    <style:style style:family="table-row" style:name="ro9">
      <style:table-row-properties fo:break-before="auto" style:row-height="0.4764in" style:use-optimal-row-height="false"/>
    </style:style>
    <style:style style:family="table" style:master-page-name="Default" style:name="ta1">
      <style:table-properties style:writing-mode="lr-tb" table:display="true"/>
    </style:style>
    <number:date-style number:automatic-order="true" style:name="N37">
      <number:month number:style="long"/>
      <number:text>/</number:text>
      <number:day number:style="long"/>
      <number:text>/</number:text>
      <number:year/>
    </number:date-style>
    <number:date-style number:automatic-order="true" number:country="BR" number:language="pt" style:name="N8036">
      <number:day number:style="long"/>
      <number:text>/</number:text>
      <number:month number:style="long"/>
      <number:text>/</number:text>
      <number:year number:style="long"/>
    </number:date-style>
    <style:style style:family="table-cell" style:name="ce56" style:parent-style-name="Default">
      <style:table-cell-properties style:repeat-content="false" style:text-align-source="fix"/>
      <style:paragraph-properties fo:margin-left="0in" fo:text-align="start"/>
    </style:style>
    <style:style style:family="table-cell" style:name="ce57" style:parent-style-name="Default">
      <style:table-cell-properties style:repeat-content="false" style:text-align-source="fix" style:vertical-align="middle"/>
      <style:paragraph-properties fo:text-align="center"/>
    </style:style>
    <style:style style:family="table-cell" style:name="ce3" style:parent-style-name="Default">
      <style:table-cell-properties fo:background-color="#ffffff" style:repeat-content="false" style:text-align-source="fix"/>
      <style:paragraph-properties fo:margin-left="0in" fo:text-align="center"/>
    </style:style>
    <style:style style:family="table-cell" style:name="ce4" style:parent-style-name="Default">
      <style:table-cell-properties fo:background-color="#ffffff"/>
    </style:style>
    <style:style style:family="table-cell" style:name="ce5" style:parent-style-name="Default">
      <style:table-cell-properties fo:background-color="#ffff99" fo:border="0.0008in solid #000000" style:repeat-content="false" style:text-align-source="fix" style:vertical-align="middle"/>
      <style:paragraph-properties fo:text-align="center"/>
      <style:text-properties fo:font-size="9pt" fo:font-weight="bold" style:font-name="Calibri" style:font-size-asian="9pt" style:font-size-complex="9pt" style:font-weight-asian="bold" style:font-weight-complex="bold"/>
    </style:style>
    <style:style style:family="table-cell" style:name="ce6" style:parent-style-name="Default">
      <style:table-cell-properties fo:background-color="#ffff99" fo:border="0.0008in solid #000000" style:repeat-content="false" style:text-align-source="fix" style:vertical-align="middle"/>
      <style:paragraph-properties fo:margin-left="0in" fo:text-align="center"/>
      <style:text-properties fo:font-size="9pt" fo:font-weight="bold" style:font-name="Calibri" style:font-size-asian="9pt" style:font-size-complex="9pt" style:font-weight-asian="bold" style:font-weight-complex="bold"/>
    </style:style>
    <style:style style:family="table-cell" style:name="ce7" style:parent-style-name="SemanticAnnotation-ref-COMPOSITEACTIVITY">
      <style:table-cell-properties fo:border="0.0008in solid #000000" style:repeat-content="false" style:text-align-source="fix"/>
      <style:paragraph-properties fo:margin-left="0in" fo:text-align="start"/>
      <style:text-properties style:font-name="Calibri"/>
    </style:style>
    <style:style style:family="table-cell" style:name="ce8" style:parent-style-name="SemanticAnnotation-ref-SIMPLEACTIVITY">
      <style:table-cell-properties fo:border="0.0008in solid #000000" style:repeat-content="false" style:text-align-source="fix"/>
      <style:paragraph-properties fo:margin-left="0in" fo:text-align="start"/>
      <style:text-properties style:font-name="Calibri"/>
    </style:style>
    <style:style style:family="table-cell" style:name="ce9" style:parent-style-name="Default">
      <style:table-cell-properties fo:border="0.0008in solid #000000" style:repeat-content="false" style:text-align-source="fix"/>
      <style:paragraph-properties fo:margin-left="0in" fo:text-align="start"/>
      <style:text-properties style:font-name="Calibri"/>
    </style:style>
    <style:style style:family="table-cell" style:name="ce10" style:parent-style-name="Default">
      <style:table-cell-properties fo:background-color="#ffffff" fo:border-bottom="none" fo:border-left="0.0008in solid #000000" fo:border-right="none" fo:border-top="0.0008in solid #000000" style:repeat-content="false" style:text-align-source="fix" style:vertical-align="middle"/>
      <style:paragraph-properties fo:margin-left="0in" fo:text-align="end"/>
      <style:text-properties fo:font-weight="bold" style:font-name="Calibri" style:font-weight-asian="bold" style:font-weight-complex="bold"/>
    </style:style>
    <style:style style:family="table-cell" style:name="ce11" style:parent-style-name="Default">
      <style:table-cell-properties fo:background-color="#ffffff" fo:border-bottom="none" fo:border-left="0.0008in solid #000000" fo:border-right="none" fo:border-top="none" style:repeat-content="false" style:text-align-source="fix" style:vertical-align="middle"/>
      <style:paragraph-properties fo:margin-left="0in" fo:text-align="end"/>
      <style:text-properties fo:font-weight="bold" style:font-name="Calibri" style:font-weight-asian="bold" style:font-weight-complex="bold"/>
    </style:style>
    <style:style style:family="table-cell" style:name="ce12" style:parent-style-name="Default">
      <style:table-cell-properties fo:background-color="#ffffff" fo:border-bottom="0.0008in solid #000000" fo:border-left="0.0008in solid #000000" fo:border-right="none" fo:border-top="none" style:repeat-content="false" style:text-align-source="fix" style:vertical-align="middle"/>
      <style:paragraph-properties fo:margin-left="0in" fo:text-align="end"/>
      <style:text-properties fo:font-weight="bold" style:font-name="Calibri" style:font-weight-asian="bold" style:font-weight-complex="bold"/>
    </style:style>
    <style:style style:family="table-cell" style:name="ce13" style:parent-style-name="SemanticAnnotation-ref-ACTIVITYDESCRIPTION">
      <style:table-cell-properties fo:border="0.0008in solid #000000" style:repeat-content="false" style:text-align-source="fix"/>
      <style:paragraph-properties fo:margin-left="0in" fo:text-align="start"/>
      <style:text-properties style:font-name="Calibri"/>
    </style:style>
    <style:style style:family="table-cell" style:name="ce14" style:parent-style-name="SemanticAnnotation-ref-PROJETO">
      <style:table-cell-properties fo:background-color="#ffffff" fo:border-bottom="none" fo:border-left="none" fo:border-right="none" fo:border-top="0.0008in solid #000000" style:vertical-align="middle"/>
      <style:text-properties style:font-name="Calibri"/>
    </style:style>
    <style:style style:data-style-name="N37" style:family="table-cell" style:name="ce15" style:parent-style-name="Default">
      <style:table-cell-properties fo:background-color="#ffffff" style:repeat-content="false" style:text-align-source="fix" style:vertical-align="middle"/>
      <style:paragraph-properties fo:margin-left="0in" fo:text-align="start"/>
      <style:text-properties style:font-name="Calibri"/>
    </style:style>
    <style:style style:family="table-cell" style:name="ce16" style:parent-style-name="Default">
      <style:table-cell-properties fo:background-color="#ffffff" fo:border-bottom="0.0008in solid #000000" fo:border-left="none" fo:border-right="none" fo:border-top="none" style:vertical-align="middle"/>
      <style:text-properties style:font-name="Calibri"/>
    </style:style>
    <style:style style:family="table-cell" style:name="ce17" style:parent-style-name="Default">
      <style:table-cell-properties fo:background-color="#ffffff" style:vertical-align="middle"/>
      <style:text-properties fo:font-size="14pt" fo:font-weight="bold" style:font-name="Calibri" style:font-size-asian="14pt" style:font-size-complex="14pt" style:font-weight-asian="bold" style:font-weight-complex="bold"/>
    </style:style>
    <style:style style:family="table-cell" style:name="ce18" style:parent-style-name="SemanticAnnotation-ref-PROJETO">
      <style:table-cell-properties fo:background-color="#ffffff" fo:border-bottom="none" fo:border-left="none" fo:border-right="none" fo:border-top="0.0008in solid #000000" style:vertical-align="middle"/>
    </style:style>
    <style:style style:family="table-cell" style:name="ce19" style:parent-style-name="Default">
      <style:table-cell-properties fo:background-color="#ffffff" style:vertical-align="middle"/>
    </style:style>
    <style:style style:family="table-cell" style:name="ce20" style:parent-style-name="Default">
      <style:table-cell-properties fo:background-color="#ffffff" fo:border-bottom="0.0008in solid #000000" fo:border-left="none" fo:border-right="none" fo:border-top="none" style:vertical-align="middle"/>
    </style:style>
    <style:style style:family="table-cell" style:name="ce21" style:parent-style-name="Default">
      <style:table-cell-properties fo:background-color="#ffff99" fo:border="0.0008in solid #000000" style:repeat-content="false" style:text-align-source="fix" style:vertical-align="middle"/>
      <style:paragraph-properties fo:margin-left="0in" fo:text-align="center"/>
      <style:text-properties fo:font-weight="bold" style:font-name="Calibri" style:font-weight-asian="bold" style:font-weight-complex="bold"/>
    </style:style>
    <style:style style:family="table-cell" style:name="ce22" style:parent-style-name="Default">
      <style:table-cell-properties fo:background-color="#ffffcc" fo:border="0.0008in solid #000000" style:repeat-content="false" style:text-align-source="fix" style:vertical-align="middle"/>
      <style:paragraph-properties fo:margin-left="0in" fo:text-align="center"/>
      <style:text-properties fo:font-size="9pt" fo:font-weight="bold" style:font-name="Calibri" style:font-size-asian="9pt" style:font-size-complex="9pt" style:font-weight-asian="bold" style:font-weight-complex="bold"/>
    </style:style>
    <style:style style:data-style-name="N8036" style:family="table-cell" style:name="ce23" style:parent-style-name="SemanticAnnotation-ref-DATAINI">
      <style:table-cell-properties fo:border="0.0008in solid #000000" style:repeat-content="false" style:text-align-source="fix"/>
      <style:paragraph-properties fo:margin-left="0in" fo:text-align="start"/>
      <style:text-properties style:font-name="Calibri"/>
    </style:style>
    <style:style style:family="table-cell" style:name="ce24" style:parent-style-name="Default">
      <style:table-cell-properties fo:background-color="#ffffff" fo:border-bottom="none" fo:border-left="none" fo:border-right="none" fo:border-top="0.0008in solid #000000" style:vertical-align="middle"/>
    </style:style>
    <style:style style:family="table-cell" style:name="ce25" style:parent-style-name="Default">
      <style:table-cell-properties fo:background-color="#ffff99" fo:border="0.0008in solid #000000"/>
    </style:style>
    <style:style style:family="table-cell" style:name="ce26" style:parent-style-name="Default">
      <style:table-cell-properties fo:background-color="#ffffcc" fo:border="0.0008in solid #000000" fo:wrap-option="wrap" style:repeat-content="false" style:text-align-source="fix" style:vertical-align="middle"/>
      <style:paragraph-properties fo:margin-left="0in" fo:text-align="center"/>
      <style:text-properties fo:font-size="9pt" fo:font-weight="bold" style:font-name="Calibri" style:font-size-asian="9pt" style:font-size-complex="9pt" style:font-weight-asian="bold" style:font-weight-complex="bold"/>
    </style:style>
    <style:style style:data-style-name="N8036" style:family="table-cell" style:name="ce27" style:parent-style-name="Default">
      <style:table-cell-properties fo:border="0.0008in solid #000000" style:repeat-content="false" style:text-align-source="fix"/>
      <style:paragraph-properties fo:margin-left="0in" fo:text-align="start"/>
      <style:text-properties style:font-name="Calibri"/>
    </style:style>
    <style:style style:family="table-cell" style:name="ce28" style:parent-style-name="SemanticAnnotation-ref-DURATION">
      <style:table-cell-properties fo:border="0.0008in solid #000000" style:repeat-content="false" style:text-align-source="fix"/>
      <style:paragraph-properties fo:margin-left="0in" fo:text-align="start"/>
      <style:text-properties style:font-name="Calibri"/>
    </style:style>
    <style:style style:family="table-cell" style:name="ce29" style:parent-style-name="SemanticAnnotation-ref-HR">
      <style:table-cell-properties fo:border="0.0008in solid #000000" style:repeat-content="false" style:text-align-source="fix"/>
      <style:paragraph-properties fo:margin-left="0in" fo:text-align="start"/>
      <style:text-properties style:font-name="Calibri"/>
    </style:style>
    <style:style style:family="table-cell" style:name="ce30" style:parent-style-name="SemanticAnnotation-ref-HR">
      <style:table-cell-properties fo:border="0.0008in solid #000000" fo:wrap-option="wrap" style:repeat-content="false" style:text-align-source="fix"/>
      <style:paragraph-properties fo:margin-left="0in" fo:text-align="start"/>
      <style:text-properties style:font-name="Calibri"/>
    </style:style>
    <style:style style:family="table-cell" style:name="ce31" style:parent-style-name="SemanticAnnotation-ref-PAPEL">
      <style:table-cell-properties fo:border="0.0008in solid #000000" fo:wrap-option="wrap" style:repeat-content="false" style:text-align-source="fix"/>
      <style:paragraph-properties fo:margin-left="0in" fo:text-align="start"/>
      <style:text-properties style:font-name="Calibri"/>
    </style:style>
    <style:style style:family="table-cell" style:name="ce32" style:parent-style-name="SemanticAnnotation-ref-PAPEL">
      <style:table-cell-properties fo:border="0.0008in solid #000000" style:repeat-content="false" style:text-align-source="fix"/>
      <style:paragraph-properties fo:margin-left="0in" fo:text-align="start"/>
      <style:text-properties style:font-name="Calibri"/>
    </style:style>
    <style:style style:family="table-cell" style:name="ce33" style:parent-style-name="Default">
      <style:table-cell-properties fo:background-color="#ffffcc" fo:border="0.0008in solid #000000" fo:wrap-option="wrap" style:repeat-content="false" style:text-align-source="fix" style:vertical-align="middle"/>
      <style:paragraph-properties fo:margin-left="0in" fo:text-align="start"/>
      <style:text-properties fo:font-size="9pt" fo:font-weight="bold" style:font-name="Calibri" style:font-size-asian="9pt" style:font-size-complex="9pt" style:font-weight-asian="bold" style:font-weight-complex="bold"/>
    </style:style>
    <style:style style:family="table-cell" style:name="ce34" style:parent-style-name="SemanticAnnotation-ref-DEPENDENCIES">
      <style:table-cell-properties fo:border="0.0008in solid #000000" style:repeat-content="false" style:text-align-source="fix"/>
      <style:paragraph-properties fo:margin-left="0in" fo:text-align="start"/>
      <style:text-properties style:font-name="Calibri"/>
    </style:style>
    <style:style style:data-style-name="N100" style:family="table-cell" style:name="ce35" style:parent-style-name="SemanticAnnotation-ref-EAP">
      <style:table-cell-properties fo:border="0.0008in solid #000000" style:repeat-content="false" style:text-align-source="fix"/>
      <style:paragraph-properties fo:margin-left="0in" fo:text-align="start"/>
      <style:text-properties style:font-name="Calibri"/>
    </style:style>
    <style:style style:data-style-name="N100" style:family="table-cell" style:name="ce36" style:parent-style-name="Default">
      <style:table-cell-properties fo:border="0.0008in solid #000000" style:repeat-content="false" style:text-align-source="fix"/>
      <style:paragraph-properties fo:margin-left="0in" fo:text-align="start"/>
      <style:text-properties style:font-name="Calibri"/>
    </style:style>
    <style:style style:family="table-cell" style:name="ce37" style:parent-style-name="Default">
      <style:table-cell-properties fo:background-color="#ffffff" fo:border-bottom="none" fo:border-left="none" fo:border-right="none" fo:border-top="0.0008in solid #000000" style:repeat-content="false" style:text-align-source="fix" style:vertical-align="middle"/>
      <style:paragraph-properties fo:margin-left="0in" fo:text-align="end"/>
      <style:text-properties fo:font-size="9pt" fo:font-weight="bold" style:font-name="Calibri" style:font-size-asian="9pt" style:font-size-complex="9pt" style:font-weight-asian="bold" style:font-weight-complex="bold"/>
    </style:style>
    <style:style style:family="table-cell" style:name="ce38" style:parent-style-name="Default">
      <style:table-cell-properties fo:background-color="#ffffff" style:repeat-content="false" style:text-align-source="fix" style:vertical-align="middle"/>
      <style:paragraph-properties fo:margin-left="0in" fo:text-align="end"/>
      <style:text-properties fo:font-size="9pt" fo:font-weight="bold" style:font-name="Calibri" style:font-size-asian="9pt" style:font-size-complex="9pt" style:font-weight-asian="bold" style:font-weight-complex="bold"/>
    </style:style>
    <style:style style:family="table-cell" style:name="ce39" style:parent-style-name="Default">
      <style:table-cell-properties fo:background-color="#ff9966" fo:border="0.0008in solid #000000" style:repeat-content="false" style:text-align-source="fix" style:vertical-align="middle"/>
      <style:paragraph-properties fo:margin-left="0in" fo:text-align="center"/>
      <style:text-properties fo:font-weight="bold" style:font-name="Calibri" style:font-weight-asian="bold" style:font-weight-complex="bold"/>
    </style:style>
    <style:style style:family="table-cell" style:name="ce40" style:parent-style-name="Default">
      <style:table-cell-properties fo:background-color="#ffcc99" fo:border="0.0008in solid #000000" style:repeat-content="false" style:text-align-source="fix" style:vertical-align="middle"/>
      <style:paragraph-properties fo:margin-left="0in" fo:text-align="center"/>
      <style:text-properties fo:font-size="9pt" fo:font-weight="bold" style:font-name="Calibri" style:font-size-asian="9pt" style:font-size-complex="9pt" style:font-weight-asian="bold" style:font-weight-complex="bold"/>
    </style:style>
    <style:style style:data-style-name="N8036" style:family="table-cell" style:name="ce41" style:parent-style-name="SemanticAnnotation-ref-REALDATESTART">
      <style:table-cell-properties style:repeat-content="false" style:text-align-source="fix"/>
      <style:paragraph-properties fo:margin-left="0in" fo:text-align="start"/>
    </style:style>
    <style:style style:data-style-name="N8036" style:family="table-cell" style:name="ce42" style:parent-style-name="SemanticAnnotation-ref-REALDATESTART">
      <style:table-cell-properties fo:border="0.0008in solid #000000" style:repeat-content="false" style:text-align-source="fix"/>
      <style:paragraph-properties fo:margin-left="0in" fo:text-align="start"/>
      <style:text-properties style:font-name="Calibri"/>
    </style:style>
    <style:style style:family="table-cell" style:name="ce43" style:parent-style-name="Default">
      <style:table-cell-properties fo:background-color="#ffffff" fo:border-bottom="none" fo:border-left="none" fo:border-right="none" fo:border-top="0.0008in solid #000000" style:vertical-align="middle"/>
      <style:text-properties fo:font-size="9pt" style:font-name="Calibri" style:font-size-asian="9pt" style:font-size-complex="9pt"/>
    </style:style>
    <style:style style:family="table-cell" style:name="ce44" style:parent-style-name="Default">
      <style:table-cell-properties fo:background-color="#ffffff" style:vertical-align="middle"/>
      <style:text-properties fo:font-size="9pt" style:font-name="Calibri" style:font-size-asian="9pt" style:font-size-complex="9pt"/>
    </style:style>
    <style:style style:family="table-cell" style:name="ce45" style:parent-style-name="Default">
      <style:table-cell-properties fo:background-color="#ff9966" fo:border="0.0008in solid #000000"/>
    </style:style>
    <style:style style:data-style-name="N8036" style:family="table-cell" style:name="ce46" style:parent-style-name="SemanticAnnotation-ref-REALDATEEND">
      <style:table-cell-properties fo:border="0.0008in solid #000000" style:repeat-content="false" style:text-align-source="fix"/>
      <style:paragraph-properties fo:margin-left="0in" fo:text-align="start"/>
      <style:text-properties style:font-name="Calibri"/>
    </style:style>
    <style:style style:family="table-cell" style:name="ce47" style:parent-style-name="SemanticAnnotation-ref-REALDURATION">
      <style:table-cell-properties fo:border="0.0008in solid #000000" style:repeat-content="false" style:text-align-source="fix"/>
      <style:paragraph-properties fo:margin-left="0in" fo:text-align="start"/>
      <style:text-properties style:font-name="Calibri"/>
    </style:style>
    <style:style style:family="table-cell" style:name="ce48" style:parent-style-name="SemanticAnnotation-ref-REALDURATION">
      <style:table-cell-properties fo:border="0.0008in solid #000000"/>
      <style:text-properties style:font-name="Calibri"/>
    </style:style>
    <style:style style:family="table-cell" style:name="ce49" style:parent-style-name="Default">
      <style:table-cell-properties fo:border="0.0008in solid #000000"/>
      <style:text-properties style:font-name="Calibri"/>
    </style:style>
    <style:style style:family="table-cell" style:name="ce50" style:parent-style-name="SemanticAnnotation-ref-REALHR">
      <style:table-cell-properties fo:border="0.0008in solid #000000" style:repeat-content="false" style:text-align-source="fix"/>
      <style:paragraph-properties fo:margin-left="0in" fo:text-align="start"/>
      <style:text-properties style:font-name="Calibri"/>
    </style:style>
    <style:style style:family="table-cell" style:name="ce51" style:parent-style-name="Default">
      <style:table-cell-properties fo:background-color="#ffffff" fo:border-bottom="none" fo:border-left="none" fo:border-right="0.0008in solid #000000" fo:border-top="0.0008in solid #000000" style:vertical-align="middle"/>
      <style:text-properties fo:font-size="9pt" style:font-name="Calibri" style:font-size-asian="9pt" style:font-size-complex="9pt"/>
    </style:style>
    <style:style style:family="table-cell" style:name="ce52" style:parent-style-name="Default">
      <style:table-cell-properties fo:background-color="#ffffff" fo:border-bottom="none" fo:border-left="none" fo:border-right="0.0008in solid #000000" fo:border-top="none" style:vertical-align="middle"/>
      <style:text-properties fo:font-size="9pt" style:font-name="Calibri" style:font-size-asian="9pt" style:font-size-complex="9pt"/>
    </style:style>
    <style:style style:family="table-cell" style:name="ce53" style:parent-style-name="Default">
      <style:table-cell-properties fo:background-color="#ffffff" fo:border-bottom="0.0008in solid #000000" fo:border-left="none" fo:border-right="0.0008in solid #000000" fo:border-top="none" style:vertical-align="middle"/>
    </style:style>
    <style:style style:family="table-cell" style:name="ce54" style:parent-style-name="Default">
      <style:table-cell-properties fo:border="0.0008in solid #000000"/>
    </style:style>
    <style:style style:family="table-cell" style:name="ce55" style:parent-style-name="Default">
      <style:table-cell-properties fo:background-color="#ffcc99" fo:border="0.0008in solid #000000" fo:wrap-option="wrap" style:repeat-content="false" style:text-align-source="fix" style:vertical-align="middle"/>
      <style:paragraph-properties fo:margin-left="0in" fo:text-align="center"/>
      <style:text-properties fo:font-size="9pt" fo:font-weight="bold" style:font-name="Calibri" style:font-size-asian="9pt" style:font-size-complex="9pt" style:font-weight-asian="bold" style:font-weight-complex="bold"/>
    </style:style>
    <style:style style:family="table-cell" style:name="ce58" style:parent-style-name="SemanticAnnotation-ref-CONCLUSION">
      <style:table-cell-properties fo:border="0.0008in solid #000000" style:repeat-content="false" style:text-align-source="fix"/>
      <style:paragraph-properties fo:margin-left="0in" fo:text-align="start"/>
      <style:text-properties style:font-name="Calibri"/>
    </style:style>
    <style:style style:family="table-cell" style:name="ce59" style:parent-style-name="Default">
      <style:table-cell-properties fo:background-color="#ffffff"/>
      <style:text-properties fo:color="#ffffff"/>
    </style:style>
    <style:style style:family="table-cell" style:name="ce60" style:parent-style-name="Default">
      <style:text-properties fo:color="#ffffff"/>
    </style:style>
  </office:automatic-styles>
  <office:body>
    <office:spreadsheet>
      <table:table table:name="Planilha1" table:style-name="ta1">
        <table:table-column table:default-cell-style-name="Default" table:style-name="co5"/>
        <table:table-column table:default-cell-style-name="Default" table:style-name="co6"/>
        <table:table-column table:default-cell-style-name="Default" table:style-name="co7"/>
        <table:table-column table:default-cell-style-name="Default" table:style-name="co8"/>
        <table:table-column table:default-cell-style-name="Default" table:style-name="co9"/>
        <table:table-column table:default-cell-style-name="Default" table:style-name="co10"/>
        <table:table-column table:default-cell-style-name="Default" table:style-name="co11"/>
        <table:table-column table:default-cell-style-name="Default" table:style-name="co12"/>
        <table:table-column table:default-cell-style-name="Default" table:style-name="co13"/>
        <table:table-column table:default-cell-style-name="Default" table:style-name="co14"/>
        <table:table-column table:default-cell-style-name="Default" table:style-name="co15"/>
        <table:table-column table:default-cell-style-name="Default" table:style-name="co16"/>
        <table:table-column table:default-cell-style-name="Default" table:style-name="co17"/>
        <table:table-column table:default-cell-style-name="Default" table:style-name="co22"/>
        <table:table-column table:default-cell-style-name="Default" table:style-name="co23"/>
        <table:table-column table:default-cell-style-name="Default" table:style-name="co24"/>
        <table:table-column table:default-cell-style-name="ce59" table:number-columns-repeated="2" table:style-name="co25"/>
        <table:table-column table:default-cell-style-name="ce59" table:style-name="co26"/>
        <table:table-column table:default-cell-style-name="ce60" table:style-name="co25"/>
        <table:table-column table:default-cell-style-name="Default" table:number-columns-repeated="1004" table:style-name="co25"/>
        <table:table-row table:style-name="ro3">
          <table:table-cell table:style-name="ce3"/>
          <table:table-cell table:number-columns-repeated="15" table:style-name="ce4"/>
          <table:table-cell table:number-columns-repeated="3"/>
          <table:table-cell table:style-name="ce59"/>
          <table:table-cell table:number-columns-repeated="1003" table:style-name="ce4"/>
          <table:table-cell/>
        </table:table-row>
        <table:table-row table:style-name="ro4">
          <table:table-cell table:style-name="ce3"/>
          <table:table-cell table:number-columns-repeated="2" table:style-name="ce4"/>
          <table:table-cell office:value-type="string" table:style-name="ce17">
            <text:p>Registro de Planejamento e Acompanhamento de Projeto</text:p>
          </table:table-cell>
          <table:table-cell table:style-name="ce4"/>
          <table:table-cell/>
          <table:table-cell table:number-columns-repeated="2" table:style-name="ce17"/>
          <table:table-cell table:number-columns-repeated="8" table:style-name="ce4"/>
          <table:table-cell table:number-columns-repeated="3"/>
          <table:table-cell table:style-name="ce59"/>
          <table:table-cell table:number-columns-repeated="1003" table:style-name="ce4"/>
          <table:table-cell/>
        </table:table-row>
        <table:table-row table:style-name="ro5">
          <table:table-cell table:style-name="ce4"/>
          <table:table-cell office:value-type="string" table:style-name="ce10">
            <text:p>Projeto: </text:p>
          </table:table-cell>
          <table:table-cell office:string-value="TCC" office:value-type="string" table:style-name="ce14">
            <text:p>TCC</text:p>
          </table:table-cell>
          <table:table-cell table:style-name="ce18"/>
          <table:table-cell table:number-columns-repeated="6" table:style-name="ce24"/>
          <table:table-cell office:value-type="string" table:style-name="ce37">
            <text:p>Duração em dias? </text:p>
          </table:table-cell>
          <table:table-cell office:value-type="string" table:style-name="ce43">
            <text:p>Não</text:p>
          </table:table-cell>
          <table:table-cell table:style-name="ce24"/>
          <table:table-cell table:style-name="ce43"/>
          <table:table-cell table:style-name="ce51"/>
          <table:table-cell table:style-name="ce4"/>
          <table:table-cell table:number-columns-repeated="3"/>
          <table:table-cell table:style-name="ce59"/>
          <table:table-cell table:number-columns-repeated="1003" table:style-name="ce4"/>
          <table:table-cell/>
        </table:table-row>
        <table:table-row table:style-name="ro3">
          <table:table-cell table:style-name="ce4"/>
          <table:table-cell office:value-type="string" table:style-name="ce11">
            <text:p>Data:</text:p>
          </table:table-cell>
          <table:table-cell office:value-type="string" table:style-name="ce15">
            <text:p>27/07/2017</text:p>
          </table:table-cell>
          <table:table-cell table:number-columns-repeated="7" table:style-name="ce19"/>
          <table:table-cell office:value-type="string" table:style-name="ce38">
            <text:p>Se sim, 1 dia = </text:p>
          </table:table-cell>
          <table:table-cell office:value="8" office:value-type="float" table:style-name="ce44">
            <text:p>8</text:p>
          </table:table-cell>
          <table:table-cell table:number-columns-repeated="2" table:style-name="ce44"/>
          <table:table-cell table:style-name="ce52"/>
          <table:table-cell table:style-name="ce4"/>
          <table:table-cell table:number-columns-repeated="3"/>
          <table:table-cell table:style-name="ce59"/>
          <table:table-cell table:number-columns-repeated="1003" table:style-name="ce4"/>
          <table:table-cell/>
        </table:table-row>
        <table:table-row table:style-name="ro8">
          <table:table-cell table:style-name="ce4"/>
          <table:table-cell office:value-type="string" table:style-name="ce12">
            <text:p>Responsável:</text:p>
          </table:table-cell>
          <table:table-cell table:style-name="ce16"/>
          <table:table-cell table:number-columns-repeated="11" table:style-name="ce20"/>
          <table:table-cell table:style-name="ce53"/>
          <table:table-cell table:style-name="ce4"/>
          <table:table-cell table:number-columns-repeated="3"/>
          <table:table-cell table:style-name="ce59"/>
          <table:table-cell table:number-columns-repeated="1003" table:style-name="ce4"/>
          <table:table-cell/>
        </table:table-row>
        <table:table-row table:style-name="ro3">
          <table:table-cell office:value-type="string" table:style-name="ce4">
            <text:p><text:s/></text:p>
          </table:table-cell>
          <table:table-cell table:number-columns-repeated="16" table:style-name="ce4"/>
          <table:table-cell table:number-columns-repeated="2"/>
          <table:table-cell table:number-columns-repeated="2" table:style-name="ce59"/>
          <table:table-cell table:number-columns-repeated="1003" table:style-name="ce4"/>
        </table:table-row>
        <table:table-row table:style-name="ro3">
          <table:table-cell office:value-type="string" table:number-columns-spanned="1" table:number-rows-spanned="2" table:style-name="ce5">
            <text:p>Id</text:p>
          </table:table-cell>
          <table:table-cell office:value-type="string" table:number-columns-spanned="1" table:number-rows-spanned="2" table:style-name="ce5">
            <text:p>Atividade</text:p>
          </table:table-cell>
          <table:table-cell office:value-type="string" table:number-columns-spanned="1" table:number-rows-spanned="2" table:style-name="ce5">
            <text:p>Subatividade</text:p>
          </table:table-cell>
          <table:table-cell office:value-type="string" table:number-columns-spanned="7" table:number-rows-spanned="1" table:style-name="ce21">
            <text:p>Planejado</text:p>
          </table:table-cell>
          <table:covered-table-cell table:number-columns-repeated="6" table:style-name="ce25"/>
          <table:table-cell office:value-type="string" table:number-columns-spanned="5" table:number-rows-spanned="1" table:style-name="ce39">
            <text:p>Realizado</text:p>
          </table:table-cell>
          <table:covered-table-cell table:number-columns-repeated="3" table:style-name="ce45"/>
          <table:covered-table-cell table:style-name="ce54"/>
          <table:table-cell table:style-name="ce59"/>
          <table:table-cell table:number-columns-repeated="2"/>
          <table:table-cell table:style-name="ce60"/>
          <table:table-cell table:style-name="Default"/>
          <table:table-cell table:number-columns-repeated="1004"/>
        </table:table-row>
        <table:table-row table:style-name="ro9">
          <table:covered-table-cell table:number-columns-repeated="3" table:style-name="ce6"/>
          <table:table-cell office:value-type="string" table:style-name="ce22">
            <text:p>Data Início </text:p>
          </table:table-cell>
          <table:table-cell office:value-type="string" table:style-name="ce26">
            <text:p>Data Término</text:p>
          </table:table-cell>
          <table:table-cell office:value-type="string" table:style-name="ce26">
            <text:p>Duração**</text:p>
          </table:table-cell>
          <table:table-cell office:value-type="string" table:style-name="ce22">
            <text:p>Recursos Humanos</text:p>
          </table:table-cell>
          <table:table-cell office:value-type="string" table:style-name="ce22">
            <text:p>Papel</text:p>
          </table:table-cell>
          <table:table-cell office:value-type="string" table:style-name="ce33">
            <text:p>Atividades Predecessoras*</text:p>
          </table:table-cell>
          <table:table-cell office:value-type="string" table:style-name="ce26">
            <text:p>Pacotes de trabalho relacionados</text:p>
          </table:table-cell>
          <table:table-cell office:value-type="string" table:style-name="ce40">
            <text:p>Data Início </text:p>
          </table:table-cell>
          <table:table-cell office:value-type="string" table:style-name="ce40">
            <text:p>Data Término</text:p>
          </table:table-cell>
          <table:table-cell office:value-type="string" table:style-name="ce40">
            <text:p>Duração**</text:p>
          </table:table-cell>
          <table:table-cell office:value-type="string" table:style-name="ce40">
            <text:p>Recurso Humano</text:p>
          </table:table-cell>
          <table:table-cell office:value-type="string" table:style-name="ce55">
            <text:p>% Concluído</text:p>
          </table:table-cell>
          <table:table-cell table:style-name="ce59"/>
          <table:table-cell table:number-columns-repeated="2"/>
          <table:table-cell table:style-name="ce60"/>
          <table:table-cell table:style-name="Default"/>
          <table:table-cell table:number-columns-repeated="1004"/>
        </table:table-row>
        <table:table-row table:style-name="ro3">
          <table:table-cell office:string-value="1" office:value-type="string" table:style-name="SemanticAnnotation-ref-COMPOSITEACTIVITY">
            <text:p>1</text:p>
          </table:table-cell>
          <table:table-cell office:string-value="Elaborar Plano do Projeto" office:value-type="string" table:style-name="ce13">
            <text:p>Elaborar Plano do Projeto</text:p>
          </table:table-cell>
          <table:table-cell office:string-value="" office:value-type="string" table:style-name="ce13">
            <text:p/>
          </table:table-cell>
          <table:table-cell office:date-value="2017-04-21" office:value-type="date" table:style-name="ce23">
            <text:p>2017-04-21</text:p>
          </table:table-cell>
          <table:table-cell office:date-value="2017-04-27" office:value-type="date" table:style-name="ce27">
            <text:p>2017-04-27</text:p>
          </table:table-cell>
          <table:table-cell office:value="40.0" office:value-type="float" table:style-name="ce28">
            <text:p>40.0</text:p>
          </table:table-cell>
          <table:table-cell office:string-value="Gustavo Binow" office:value-type="string" table:style-name="ce29">
            <text:p>Gustavo Binow</text:p>
          </table:table-cell>
          <table:table-cell office:string-value="" office:value-type="string" table:style-name="ce31">
            <text:p/>
          </table:table-cell>
          <table:table-cell office:string-value="" office:value-type="string" table:style-name="ce34">
            <text:p/>
          </table:table-cell>
          <table:table-cell office:string-value="" office:value-type="string" table:style-name="ce35">
            <text:p/>
          </table:table-cell>
          <table:table-cell office:date-value="2017-04-21" office:value-type="date" table:style-name="ce41">
            <text:p>2017-04-21</text:p>
          </table:table-cell>
          <table:table-cell office:date-value="2017-04-27" office:value-type="date" table:style-name="ce46">
            <text:p>2017-04-27</text:p>
          </table:table-cell>
          <table:table-cell office:value="40.0" office:value-type="float" table:style-name="ce47">
            <text:p>40.0</text:p>
          </table:table-cell>
          <table:table-cell office:string-value="Gustavo Binow" office:value-type="string" table:style-name="ce50">
            <text:p>Gustavo Binow</text:p>
          </table:table-cell>
          <table:table-cell office:value="100.0" office:value-type="float" table:style-name="ce58">
            <text:p>100.0</text:p>
          </table:table-cell>
          <table:table-cell table:style-name="ce59"/>
          <table:table-cell table:number-columns-repeated="2"/>
          <table:table-cell table:style-name="ce60"/>
          <table:table-cell table:style-name="Default"/>
          <table:table-cell table:number-columns-repeated="1004"/>
        </table:table-row>
        <table:table-row table:style-name="ro3">
          <table:table-cell office:string-value="2" office:value-type="string" table:style-name="SemanticAnnotation-ref-COMPOSITEACTIVITY">
            <text:p>2</text:p>
          </table:table-cell>
          <table:table-cell office:string-value="Especificar Requisitos do Sistema" office:value-type="string" table:style-name="ce13">
            <text:p>Especificar Requisitos do Sistema</text:p>
          </table:table-cell>
          <table:table-cell office:string-value="" office:value-type="string" table:style-name="ce13">
            <text:p/>
          </table:table-cell>
          <table:table-cell office:date-value="2017-04-28" office:value-type="date" table:style-name="ce23">
            <text:p>2017-04-28</text:p>
          </table:table-cell>
          <table:table-cell office:date-value="2017-05-11" office:value-type="date" table:style-name="ce27">
            <text:p>2017-05-11</text:p>
          </table:table-cell>
          <table:table-cell office:value="80.0" office:value-type="float" table:style-name="ce28">
            <text:p>80.0</text:p>
          </table:table-cell>
          <table:table-cell office:string-value="Carla Januario, Fulano Detal" office:value-type="string" table:style-name="ce29">
            <text:p>Carla Januario, Fulano Detal</text:p>
          </table:table-cell>
          <table:table-cell office:string-value="" office:value-type="string" table:style-name="ce31">
            <text:p/>
          </table:table-cell>
          <table:table-cell office:string-value="1" office:value-type="string" table:style-name="ce34">
            <text:p>1</text:p>
          </table:table-cell>
          <table:table-cell office:string-value="" office:value-type="string" table:style-name="ce35">
            <text:p/>
          </table:table-cell>
          <table:table-cell office:date-value="2017-05-02" office:value-type="date" table:style-name="ce42">
            <text:p>2017-05-02</text:p>
          </table:table-cell>
          <table:table-cell office:date-value="2017-05-12" office:value-type="date" table:style-name="ce46">
            <text:p>2017-05-12</text:p>
          </table:table-cell>
          <table:table-cell office:value="76.0" office:value-type="float" table:style-name="ce47">
            <text:p>76.0</text:p>
          </table:table-cell>
          <table:table-cell office:string-value="Carla Januario, Fulano Detal" office:value-type="string" table:style-name="ce50">
            <text:p>Carla Januario, Fulano Detal</text:p>
          </table:table-cell>
          <table:table-cell office:value="100.0" office:value-type="float" table:style-name="ce58">
            <text:p>100.0</text:p>
          </table:table-cell>
          <table:table-cell table:style-name="ce59"/>
          <table:table-cell table:number-columns-repeated="2"/>
          <table:table-cell table:style-name="ce60"/>
          <table:table-cell table:style-name="Default"/>
          <table:table-cell table:number-columns-repeated="1004"/>
        </table:table-row>
        <table:table-row table:style-name="ro3">
          <table:table-cell office:string-value="2.1" office:value-type="string" table:style-name="SemanticAnnotation-ref-SIMPLEACTIVITY">
            <text:p>2.1</text:p>
          </table:table-cell>
          <table:table-cell office:string-value="" office:value-type="string" table:style-name="ce13">
            <text:p/>
          </table:table-cell>
          <table:table-cell office:string-value="Realizar Levantamento de Requisitos" office:value-type="string" table:style-name="ce13">
            <text:p>Realizar Levantamento de Requisitos</text:p>
          </table:table-cell>
          <table:table-cell office:date-value="2017-04-28" office:value-type="date" table:style-name="ce23">
            <text:p>2017-04-28</text:p>
          </table:table-cell>
          <table:table-cell office:date-value="2017-05-02" office:value-type="date" table:style-name="ce27">
            <text:p>2017-05-02</text:p>
          </table:table-cell>
          <table:table-cell office:value="24.0" office:value-type="float" table:style-name="ce28">
            <text:p>24.0</text:p>
          </table:table-cell>
          <table:table-cell office:string-value="Carla Januario" office:value-type="string" table:style-name="ce29">
            <text:p>Carla Januario</text:p>
          </table:table-cell>
          <table:table-cell office:string-value="" office:value-type="string" table:style-name="ce31">
            <text:p/>
          </table:table-cell>
          <table:table-cell office:string-value="1" office:value-type="string" table:style-name="ce34">
            <text:p>1</text:p>
          </table:table-cell>
          <table:table-cell office:string-value="" office:value-type="string" table:style-name="ce35">
            <text:p/>
          </table:table-cell>
          <table:table-cell office:date-value="2017-05-02" office:value-type="date" table:style-name="ce42">
            <text:p>2017-05-02</text:p>
          </table:table-cell>
          <table:table-cell office:date-value="2017-05-02" office:value-type="date" table:style-name="ce46">
            <text:p>2017-05-02</text:p>
          </table:table-cell>
          <table:table-cell office:value="24.0" office:value-type="float" table:style-name="ce47">
            <text:p>24.0</text:p>
          </table:table-cell>
          <table:table-cell office:string-value="Carla Januario" office:value-type="string" table:style-name="ce50">
            <text:p>Carla Januario</text:p>
          </table:table-cell>
          <table:table-cell office:value="100.0" office:value-type="float" table:style-name="ce58">
            <text:p>100.0</text:p>
          </table:table-cell>
          <table:table-cell table:style-name="ce59"/>
          <table:table-cell table:number-columns-repeated="2"/>
          <table:table-cell table:style-name="ce60"/>
          <table:table-cell table:style-name="Default"/>
          <table:table-cell table:number-columns-repeated="1004"/>
        </table:table-row>
        <table:table-row table:style-name="ro3">
          <table:table-cell office:string-value="2.2" office:value-type="string" table:style-name="SemanticAnnotation-ref-SIMPLEACTIVITY">
            <text:p>2.2</text:p>
          </table:table-cell>
          <table:table-cell office:string-value="" office:value-type="string" table:style-name="ce13">
            <text:p/>
          </table:table-cell>
          <table:table-cell office:string-value="Elaborar Especificação de Requisitos" office:value-type="string" table:style-name="ce13">
            <text:p>Elaborar Especificação de Requisitos</text:p>
          </table:table-cell>
          <table:table-cell office:date-value="2017-05-03" office:value-type="date" table:style-name="ce23">
            <text:p>2017-05-03</text:p>
          </table:table-cell>
          <table:table-cell office:date-value="2017-05-10" office:value-type="date" table:style-name="ce27">
            <text:p>2017-05-10</text:p>
          </table:table-cell>
          <table:table-cell office:value="40.0" office:value-type="float" table:style-name="ce28">
            <text:p>40.0</text:p>
          </table:table-cell>
          <table:table-cell office:string-value="Carla Januario" office:value-type="string" table:style-name="ce29">
            <text:p>Carla Januario</text:p>
          </table:table-cell>
          <table:table-cell office:string-value="" office:value-type="string" table:style-name="ce31">
            <text:p/>
          </table:table-cell>
          <table:table-cell office:string-value="1, 2.1" office:value-type="string" table:style-name="ce34">
            <text:p>1, 2.1</text:p>
          </table:table-cell>
          <table:table-cell office:string-value="" office:value-type="string" table:style-name="ce35">
            <text:p/>
          </table:table-cell>
          <table:table-cell office:date-value="2017-05-11" office:value-type="date" table:style-name="ce42">
            <text:p>2017-05-11</text:p>
          </table:table-cell>
          <table:table-cell office:date-value="2017-05-11" office:value-type="date" table:style-name="ce46">
            <text:p>2017-05-11</text:p>
          </table:table-cell>
          <table:table-cell office:value="40.0" office:value-type="float" table:style-name="ce47">
            <text:p>40.0</text:p>
          </table:table-cell>
          <table:table-cell office:string-value="Carla Januario" office:value-type="string" table:style-name="ce50">
            <text:p>Carla Januario</text:p>
          </table:table-cell>
          <table:table-cell office:value="100.0" office:value-type="float" table:style-name="ce58">
            <text:p>100.0</text:p>
          </table:table-cell>
          <table:table-cell table:style-name="ce59"/>
          <table:table-cell table:number-columns-repeated="2"/>
          <table:table-cell table:style-name="ce60"/>
          <table:table-cell table:style-name="Default"/>
          <table:table-cell table:number-columns-repeated="1004"/>
        </table:table-row>
        <table:table-row table:style-name="ro3">
          <table:table-cell office:string-value="2.3" office:value-type="string" table:style-name="SemanticAnnotation-ref-SIMPLEACTIVITY">
            <text:p>2.3</text:p>
          </table:table-cell>
          <table:table-cell office:string-value="" office:value-type="string" table:style-name="ce13">
            <text:p/>
          </table:table-cell>
          <table:table-cell office:string-value="Avaliar Especificação de Requisitos" office:value-type="string" table:style-name="ce13">
            <text:p>Avaliar Especificação de Requisitos</text:p>
          </table:table-cell>
          <table:table-cell office:date-value="2017-05-11" office:value-type="date" table:style-name="ce23">
            <text:p>2017-05-11</text:p>
          </table:table-cell>
          <table:table-cell office:date-value="2017-05-15" office:value-type="date" table:style-name="ce27">
            <text:p>2017-05-15</text:p>
          </table:table-cell>
          <table:table-cell office:value="16.0" office:value-type="float" table:style-name="ce28">
            <text:p>16.0</text:p>
          </table:table-cell>
          <table:table-cell office:string-value="Fulano Detal" office:value-type="string" table:style-name="ce29">
            <text:p>Fulano Detal</text:p>
          </table:table-cell>
          <table:table-cell office:string-value="" office:value-type="string" table:style-name="ce31">
            <text:p/>
          </table:table-cell>
          <table:table-cell office:string-value="2.2" office:value-type="string" table:style-name="ce34">
            <text:p>2.2</text:p>
          </table:table-cell>
          <table:table-cell office:string-value="" office:value-type="string" table:style-name="ce35">
            <text:p/>
          </table:table-cell>
          <table:table-cell office:date-value="2017-05-12" office:value-type="date" table:style-name="ce42">
            <text:p>2017-05-12</text:p>
          </table:table-cell>
          <table:table-cell office:date-value="2017-05-12" office:value-type="date" table:style-name="ce46">
            <text:p>2017-05-12</text:p>
          </table:table-cell>
          <table:table-cell office:value="12.0" office:value-type="float" table:style-name="ce47">
            <text:p>12.0</text:p>
          </table:table-cell>
          <table:table-cell office:string-value="Fulano Detal" office:value-type="string" table:style-name="ce50">
            <text:p>Fulano Detal</text:p>
          </table:table-cell>
          <table:table-cell office:value="100.0" office:value-type="float" table:style-name="ce58">
            <text:p>100.0</text:p>
          </table:table-cell>
          <table:table-cell table:style-name="ce59"/>
          <table:table-cell table:number-columns-repeated="2"/>
          <table:table-cell table:style-name="ce60"/>
          <table:table-cell table:style-name="Default"/>
          <table:table-cell table:number-columns-repeated="1004"/>
        </table:table-row>
        <table:table-row table:style-name="ro3">
          <table:table-cell office:string-value="3" office:value-type="string" table:style-name="SemanticAnnotation-ref-COMPOSITEACTIVITY">
            <text:p>3</text:p>
          </table:table-cell>
          <table:table-cell office:string-value="Realizar Reunião de Monitoramento do Projeto" office:value-type="string" table:style-name="ce13">
            <text:p>Realizar Reunião de Monitoramento do Projeto</text:p>
          </table:table-cell>
          <table:table-cell office:string-value="" office:value-type="string" table:style-name="ce13">
            <text:p/>
          </table:table-cell>
          <table:table-cell office:date-value="2017-05-16" office:value-type="date" table:style-name="ce23">
            <text:p>2017-05-16</text:p>
          </table:table-cell>
          <table:table-cell office:date-value="2017-05-16" office:value-type="date" table:style-name="ce27">
            <text:p>2017-05-16</text:p>
          </table:table-cell>
          <table:table-cell office:value="2.0" office:value-type="float" table:style-name="ce28">
            <text:p>2.0</text:p>
          </table:table-cell>
          <table:table-cell office:string-value="Gustavo Binow, Carla Januario, Fulano Detal" office:value-type="string" table:style-name="ce30">
            <text:p>Gustavo Binow, Carla Januario, Fulano Detal</text:p>
          </table:table-cell>
          <table:table-cell office:string-value="" office:value-type="string" table:style-name="ce31">
            <text:p/>
          </table:table-cell>
          <table:table-cell office:string-value="1, 2" office:value-type="string" table:style-name="ce34">
            <text:p>1, 2</text:p>
          </table:table-cell>
          <table:table-cell office:string-value="" office:value-type="string" table:style-name="ce35">
            <text:p/>
          </table:table-cell>
          <table:table-cell office:date-value="2017-05-16" office:value-type="date" table:style-name="ce42">
            <text:p>2017-05-16</text:p>
          </table:table-cell>
          <table:table-cell office:date-value="2017-05-16" office:value-type="date" table:style-name="ce46">
            <text:p>2017-05-16</text:p>
          </table:table-cell>
          <table:table-cell office:value="6.0" office:value-type="float" table:style-name="ce47">
            <text:p>6.0</text:p>
          </table:table-cell>
          <table:table-cell office:string-value="Gustavo Binow, Carla Januario, Fulano Detal" office:value-type="string" table:style-name="ce50">
            <text:p>Gustavo Binow, Carla Januario, Fulano Detal</text:p>
          </table:table-cell>
          <table:table-cell office:value="100.0" office:value-type="float" table:style-name="ce58">
            <text:p>100.0</text:p>
          </table:table-cell>
          <table:table-cell table:style-name="ce59"/>
          <table:table-cell table:number-columns-repeated="2"/>
          <table:table-cell table:style-name="ce60"/>
          <table:table-cell table:style-name="Default"/>
          <table:table-cell table:number-columns-repeated="1004"/>
        </table:table-row>
        <table:table-row table:style-name="ro3">
          <table:table-cell office:string-value="4" office:value-type="string" table:style-name="SemanticAnnotation-ref-COMPOSITEACTIVITY">
            <text:p>4</text:p>
          </table:table-cell>
          <table:table-cell office:string-value="Realizar Análise de Requisitos do Sistema" office:value-type="string" table:style-name="ce13">
            <text:p>Realizar Análise de Requisitos do Sistema</text:p>
          </table:table-cell>
          <table:table-cell office:string-value="" office:value-type="string" table:style-name="ce13">
            <text:p/>
          </table:table-cell>
          <table:table-cell office:date-value="2017-05-16" office:value-type="date" table:style-name="ce23">
            <text:p>2017-05-16</text:p>
          </table:table-cell>
          <table:table-cell office:date-value="2017-05-31" office:value-type="date" table:style-name="ce27">
            <text:p>2017-05-31</text:p>
          </table:table-cell>
          <table:table-cell office:value="88.0" office:value-type="float" table:style-name="ce28">
            <text:p>88.0</text:p>
          </table:table-cell>
          <table:table-cell office:string-value="Gustavo Binow, Fulano Detal" office:value-type="string" table:style-name="ce29">
            <text:p>Gustavo Binow, Fulano Detal</text:p>
          </table:table-cell>
          <table:table-cell office:string-value="" office:value-type="string" table:style-name="ce31">
            <text:p/>
          </table:table-cell>
          <table:table-cell office:string-value="2" office:value-type="string" table:style-name="ce34">
            <text:p>2</text:p>
          </table:table-cell>
          <table:table-cell office:string-value="" office:value-type="string" table:style-name="ce35">
            <text:p/>
          </table:table-cell>
          <table:table-cell office:date-value="2017-05-16" office:value-type="date" table:style-name="ce42">
            <text:p>2017-05-16</text:p>
          </table:table-cell>
          <table:table-cell office:date-value="2017-05-31" office:value-type="date" table:style-name="ce46">
            <text:p>2017-05-31</text:p>
          </table:table-cell>
          <table:table-cell office:value="88.0" office:value-type="float" table:style-name="ce47">
            <text:p>88.0</text:p>
          </table:table-cell>
          <table:table-cell office:string-value="Gustavo Binow, Fulano Detal" office:value-type="string" table:style-name="ce50">
            <text:p>Gustavo Binow, Fulano Detal</text:p>
          </table:table-cell>
          <table:table-cell office:value="100.0" office:value-type="float" table:style-name="ce58">
            <text:p>100.0</text:p>
          </table:table-cell>
          <table:table-cell table:style-name="ce59"/>
          <table:table-cell table:number-columns-repeated="2"/>
          <table:table-cell table:style-name="ce60"/>
          <table:table-cell table:style-name="Default"/>
          <table:table-cell table:number-columns-repeated="1004"/>
        </table:table-row>
        <table:table-row table:style-name="ro3">
          <table:table-cell office:string-value="4.1" office:value-type="string" table:style-name="SemanticAnnotation-ref-SIMPLEACTIVITY">
            <text:p>4.1</text:p>
          </table:table-cell>
          <table:table-cell office:string-value="" office:value-type="string" table:style-name="ce13">
            <text:p/>
          </table:table-cell>
          <table:table-cell office:string-value="Elaborar Modelos Estruturais" office:value-type="string" table:style-name="ce13">
            <text:p>Elaborar Modelos Estruturais</text:p>
          </table:table-cell>
          <table:table-cell office:date-value="2017-05-16" office:value-type="date" table:style-name="ce23">
            <text:p>2017-05-16</text:p>
          </table:table-cell>
          <table:table-cell office:date-value="2017-05-23" office:value-type="date" table:style-name="ce27">
            <text:p>2017-05-23</text:p>
          </table:table-cell>
          <table:table-cell office:value="40.0" office:value-type="float" table:style-name="ce28">
            <text:p>40.0</text:p>
          </table:table-cell>
          <table:table-cell office:string-value="Gustavo Binow" office:value-type="string" table:style-name="ce29">
            <text:p>Gustavo Binow</text:p>
          </table:table-cell>
          <table:table-cell office:string-value="" office:value-type="string" table:style-name="ce31">
            <text:p/>
          </table:table-cell>
          <table:table-cell office:string-value="2.2" office:value-type="string" table:style-name="ce34">
            <text:p>2.2</text:p>
          </table:table-cell>
          <table:table-cell office:string-value="" office:value-type="string" table:style-name="ce35">
            <text:p/>
          </table:table-cell>
          <table:table-cell office:date-value="2017-05-16" office:value-type="date" table:style-name="ce42">
            <text:p>2017-05-16</text:p>
          </table:table-cell>
          <table:table-cell office:date-value="2017-05-16" office:value-type="date" table:style-name="ce46">
            <text:p>2017-05-16</text:p>
          </table:table-cell>
          <table:table-cell office:value="40.0" office:value-type="float" table:style-name="ce47">
            <text:p>40.0</text:p>
          </table:table-cell>
          <table:table-cell office:string-value="Gustavo Binow" office:value-type="string" table:style-name="ce50">
            <text:p>Gustavo Binow</text:p>
          </table:table-cell>
          <table:table-cell office:value="100.0" office:value-type="float" table:style-name="ce58">
            <text:p>100.0</text:p>
          </table:table-cell>
          <table:table-cell table:style-name="ce59"/>
          <table:table-cell table:number-columns-repeated="2"/>
          <table:table-cell table:style-name="ce60"/>
          <table:table-cell table:style-name="Default"/>
          <table:table-cell table:number-columns-repeated="1004"/>
        </table:table-row>
        <table:table-row table:style-name="ro3">
          <table:table-cell office:string-value="4.2" office:value-type="string" table:style-name="SemanticAnnotation-ref-SIMPLEACTIVITY">
            <text:p>4.2</text:p>
          </table:table-cell>
          <table:table-cell office:string-value="" office:value-type="string" table:style-name="ce13">
            <text:p/>
          </table:table-cell>
          <table:table-cell office:string-value="Realizar Modelos Comportamentais" office:value-type="string" table:style-name="ce13">
            <text:p>Realizar Modelos Comportamentais</text:p>
          </table:table-cell>
          <table:table-cell office:date-value="2017-05-24" office:value-type="date" table:style-name="ce23">
            <text:p>2017-05-24</text:p>
          </table:table-cell>
          <table:table-cell office:date-value="2017-05-31" office:value-type="date" table:style-name="ce27">
            <text:p>2017-05-31</text:p>
          </table:table-cell>
          <table:table-cell office:value="40.0" office:value-type="float" table:style-name="ce28">
            <text:p>40.0</text:p>
          </table:table-cell>
          <table:table-cell office:string-value="Gustavo Binow" office:value-type="string" table:style-name="ce29">
            <text:p>Gustavo Binow</text:p>
          </table:table-cell>
          <table:table-cell office:string-value="" office:value-type="string" table:style-name="ce31">
            <text:p/>
          </table:table-cell>
          <table:table-cell office:string-value="2.2" office:value-type="string" table:style-name="ce34">
            <text:p>2.2</text:p>
          </table:table-cell>
          <table:table-cell office:string-value="" office:value-type="string" table:style-name="ce35">
            <text:p/>
          </table:table-cell>
          <table:table-cell office:date-value="2017-05-24" office:value-type="date" table:style-name="ce42">
            <text:p>2017-05-24</text:p>
          </table:table-cell>
          <table:table-cell office:date-value="2017-05-24" office:value-type="date" table:style-name="ce46">
            <text:p>2017-05-24</text:p>
          </table:table-cell>
          <table:table-cell office:value="40.0" office:value-type="float" table:style-name="ce47">
            <text:p>40.0</text:p>
          </table:table-cell>
          <table:table-cell office:string-value="Gustavo Binow" office:value-type="string" table:style-name="ce50">
            <text:p>Gustavo Binow</text:p>
          </table:table-cell>
          <table:table-cell office:value="100.0" office:value-type="float" table:style-name="ce58">
            <text:p>100.0</text:p>
          </table:table-cell>
          <table:table-cell table:style-name="ce59"/>
          <table:table-cell table:number-columns-repeated="2"/>
          <table:table-cell table:style-name="ce60"/>
          <table:table-cell table:style-name="Default"/>
          <table:table-cell table:number-columns-repeated="1004"/>
        </table:table-row>
        <table:table-row table:style-name="ro3">
          <table:table-cell office:string-value="4.3" office:value-type="string" table:style-name="SemanticAnnotation-ref-SIMPLEACTIVITY">
            <text:p>4.3</text:p>
          </table:table-cell>
          <table:table-cell office:string-value="" office:value-type="string" table:style-name="ce13">
            <text:p/>
          </table:table-cell>
          <table:table-cell office:string-value="Avaliar Modelos de Análise" office:value-type="string" table:style-name="ce13">
            <text:p>Avaliar Modelos de Análise</text:p>
          </table:table-cell>
          <table:table-cell office:date-value="2017-05-31" office:value-type="date" table:style-name="ce23">
            <text:p>2017-05-31</text:p>
          </table:table-cell>
          <table:table-cell office:date-value="2017-06-01" office:value-type="date" table:style-name="ce27">
            <text:p>2017-06-01</text:p>
          </table:table-cell>
          <table:table-cell office:value="8.0" office:value-type="float" table:style-name="ce28">
            <text:p>8.0</text:p>
          </table:table-cell>
          <table:table-cell office:string-value="Fulano Detal" office:value-type="string" table:style-name="ce29">
            <text:p>Fulano Detal</text:p>
          </table:table-cell>
          <table:table-cell office:string-value="" office:value-type="string" table:style-name="ce31">
            <text:p/>
          </table:table-cell>
          <table:table-cell office:string-value="4.1, 4.2" office:value-type="string" table:style-name="ce34">
            <text:p>4.1, 4.2</text:p>
          </table:table-cell>
          <table:table-cell office:string-value="" office:value-type="string" table:style-name="ce35">
            <text:p/>
          </table:table-cell>
          <table:table-cell office:date-value="2017-05-31" office:value-type="date" table:style-name="ce42">
            <text:p>2017-05-31</text:p>
          </table:table-cell>
          <table:table-cell office:date-value="2017-05-31" office:value-type="date" table:style-name="ce46">
            <text:p>2017-05-31</text:p>
          </table:table-cell>
          <table:table-cell office:value="8.0" office:value-type="float" table:style-name="ce47">
            <text:p>8.0</text:p>
          </table:table-cell>
          <table:table-cell office:string-value="Fulano Detal" office:value-type="string" table:style-name="ce50">
            <text:p>Fulano Detal</text:p>
          </table:table-cell>
          <table:table-cell office:value="100.0" office:value-type="float" table:style-name="ce58">
            <text:p>100.0</text:p>
          </table:table-cell>
          <table:table-cell table:style-name="ce59"/>
          <table:table-cell table:number-columns-repeated="2"/>
          <table:table-cell table:style-name="ce60"/>
          <table:table-cell table:style-name="Default"/>
          <table:table-cell table:number-columns-repeated="1004"/>
        </table:table-row>
        <table:table-row table:style-name="ro3">
          <table:table-cell office:string-value="5" office:value-type="string" table:style-name="SemanticAnnotation-ref-COMPOSITEACTIVITY">
            <text:p>5</text:p>
          </table:table-cell>
          <table:table-cell office:string-value="Realizar Reunião de Monitoramento do Projeto" office:value-type="string" table:style-name="ce13">
            <text:p>Realizar Reunião de Monitoramento do Projeto</text:p>
          </table:table-cell>
          <table:table-cell office:string-value="" office:value-type="string" table:style-name="ce13">
            <text:p/>
          </table:table-cell>
          <table:table-cell office:date-value="2017-06-01" office:value-type="date" table:style-name="ce23">
            <text:p>2017-06-01</text:p>
          </table:table-cell>
          <table:table-cell office:date-value="2017-06-01" office:value-type="date" table:style-name="ce27">
            <text:p>2017-06-01</text:p>
          </table:table-cell>
          <table:table-cell office:value="2.0" office:value-type="float" table:style-name="ce28">
            <text:p>2.0</text:p>
          </table:table-cell>
          <table:table-cell office:string-value="Gustavo Binow, Carla Januario, Fulano Detal" office:value-type="string" table:style-name="ce29">
            <text:p>Gustavo Binow, Carla Januario, Fulano Detal</text:p>
          </table:table-cell>
          <table:table-cell office:string-value="" office:value-type="string" table:style-name="ce31">
            <text:p/>
          </table:table-cell>
          <table:table-cell office:string-value="1, 2" office:value-type="string" table:style-name="ce34">
            <text:p>1, 2</text:p>
          </table:table-cell>
          <table:table-cell office:string-value="" office:value-type="string" table:style-name="ce35">
            <text:p/>
          </table:table-cell>
          <table:table-cell office:date-value="2017-06-01" office:value-type="date" table:style-name="ce42">
            <text:p>2017-06-01</text:p>
          </table:table-cell>
          <table:table-cell office:date-value="2017-06-01" office:value-type="date" table:style-name="ce46">
            <text:p>2017-06-01</text:p>
          </table:table-cell>
          <table:table-cell office:value="6.0" office:value-type="float" table:style-name="ce47">
            <text:p>6.0</text:p>
          </table:table-cell>
          <table:table-cell office:string-value="Gustavo Binow, Carla Januario, Fulano Detal" office:value-type="string" table:style-name="ce50">
            <text:p>Gustavo Binow, Carla Januario, Fulano Detal</text:p>
          </table:table-cell>
          <table:table-cell office:value="100.0" office:value-type="float" table:style-name="ce58">
            <text:p>100.0</text:p>
          </table:table-cell>
          <table:table-cell table:style-name="ce59"/>
          <table:table-cell table:number-columns-repeated="2"/>
          <table:table-cell table:style-name="ce60"/>
          <table:table-cell table:style-name="Default"/>
          <table:table-cell table:number-columns-repeated="1004"/>
        </table:table-row>
        <table:table-row table:style-name="ro3">
          <table:table-cell office:string-value="6" office:value-type="string" table:style-name="SemanticAnnotation-ref-COMPOSITEACTIVITY">
            <text:p>6</text:p>
          </table:table-cell>
          <table:table-cell office:string-value="Elaborar Projeto do Sistema" office:value-type="string" table:style-name="ce13">
            <text:p>Elaborar Projeto do Sistema</text:p>
          </table:table-cell>
          <table:table-cell office:string-value="" office:value-type="string" table:style-name="ce13">
            <text:p/>
          </table:table-cell>
          <table:table-cell office:date-value="2017-06-02" office:value-type="date" table:style-name="ce23">
            <text:p>2017-06-02</text:p>
          </table:table-cell>
          <table:table-cell office:date-value="2017-06-22" office:value-type="date" table:style-name="ce27">
            <text:p>2017-06-22</text:p>
          </table:table-cell>
          <table:table-cell office:value="120.0" office:value-type="float" table:style-name="ce28">
            <text:p>120.0</text:p>
          </table:table-cell>
          <table:table-cell office:string-value="Carla Januario, Fulano Detal" office:value-type="string" table:style-name="ce29">
            <text:p>Carla Januario, Fulano Detal</text:p>
          </table:table-cell>
          <table:table-cell office:string-value="" office:value-type="string" table:style-name="ce31">
            <text:p/>
          </table:table-cell>
          <table:table-cell office:string-value="4" office:value-type="string" table:style-name="ce34">
            <text:p>4</text:p>
          </table:table-cell>
          <table:table-cell office:string-value="" office:value-type="string" table:style-name="ce35">
            <text:p/>
          </table:table-cell>
          <table:table-cell office:date-value="2017-06-02" office:value-type="date" table:style-name="ce42">
            <text:p>2017-06-02</text:p>
          </table:table-cell>
          <table:table-cell office:date-value="2017-06-21" office:value-type="date" table:style-name="ce46">
            <text:p>2017-06-21</text:p>
          </table:table-cell>
          <table:table-cell office:value="120.0" office:value-type="float" table:style-name="ce47">
            <text:p>120.0</text:p>
          </table:table-cell>
          <table:table-cell office:string-value="Carla Januario, Fulano Detal" office:value-type="string" table:style-name="ce50">
            <text:p>Carla Januario, Fulano Detal</text:p>
          </table:table-cell>
          <table:table-cell office:value="100.0" office:value-type="float" table:style-name="ce58">
            <text:p>100.0</text:p>
          </table:table-cell>
          <table:table-cell table:style-name="ce59"/>
          <table:table-cell table:number-columns-repeated="2"/>
          <table:table-cell table:style-name="ce60"/>
          <table:table-cell table:style-name="Default"/>
          <table:table-cell table:number-columns-repeated="1004"/>
        </table:table-row>
        <table:table-row table:style-name="ro3">
          <table:table-cell office:string-value="6.1" office:value-type="string" table:style-name="SemanticAnnotation-ref-SIMPLEACTIVITY">
            <text:p>6.1</text:p>
          </table:table-cell>
          <table:table-cell office:string-value="" office:value-type="string" table:style-name="ce13">
            <text:p/>
          </table:table-cell>
          <table:table-cell office:string-value="Elaborar Projeto de Arquitetura" office:value-type="string" table:style-name="ce13">
            <text:p>Elaborar Projeto de Arquitetura</text:p>
          </table:table-cell>
          <table:table-cell office:date-value="2017-06-02" office:value-type="date" table:style-name="ce23">
            <text:p>2017-06-02</text:p>
          </table:table-cell>
          <table:table-cell office:date-value="2017-06-08" office:value-type="date" table:style-name="ce27">
            <text:p>2017-06-08</text:p>
          </table:table-cell>
          <table:table-cell office:value="40.0" office:value-type="float" table:style-name="ce28">
            <text:p>40.0</text:p>
          </table:table-cell>
          <table:table-cell office:string-value="Carla Januario" office:value-type="string" table:style-name="ce29">
            <text:p>Carla Januario</text:p>
          </table:table-cell>
          <table:table-cell office:string-value="" office:value-type="string" table:style-name="ce31">
            <text:p/>
          </table:table-cell>
          <table:table-cell office:string-value="4" office:value-type="string" table:style-name="ce34">
            <text:p>4</text:p>
          </table:table-cell>
          <table:table-cell office:string-value="" office:value-type="string" table:style-name="ce35">
            <text:p/>
          </table:table-cell>
          <table:table-cell office:date-value="2017-06-02" office:value-type="date" table:style-name="ce42">
            <text:p>2017-06-02</text:p>
          </table:table-cell>
          <table:table-cell office:date-value="2017-06-02" office:value-type="date" table:style-name="ce46">
            <text:p>2017-06-02</text:p>
          </table:table-cell>
          <table:table-cell office:value="40.0" office:value-type="float" table:style-name="ce47">
            <text:p>40.0</text:p>
          </table:table-cell>
          <table:table-cell office:string-value="Carla Januario" office:value-type="string" table:style-name="ce50">
            <text:p>Carla Januario</text:p>
          </table:table-cell>
          <table:table-cell office:value="100.0" office:value-type="float" table:style-name="ce58">
            <text:p>100.0</text:p>
          </table:table-cell>
          <table:table-cell table:style-name="ce59"/>
          <table:table-cell table:number-columns-repeated="2"/>
          <table:table-cell table:style-name="ce60"/>
          <table:table-cell table:style-name="Default"/>
          <table:table-cell table:number-columns-repeated="1004"/>
        </table:table-row>
        <table:table-row table:style-name="ro3">
          <table:table-cell office:string-value="6.2" office:value-type="string" table:style-name="SemanticAnnotation-ref-SIMPLEACTIVITY">
            <text:p>6.2</text:p>
          </table:table-cell>
          <table:table-cell office:string-value="" office:value-type="string" table:style-name="ce13">
            <text:p/>
          </table:table-cell>
          <table:table-cell office:string-value="Elaborar Projeto de Interfaces" office:value-type="string" table:style-name="ce13">
            <text:p>Elaborar Projeto de Interfaces</text:p>
          </table:table-cell>
          <table:table-cell office:date-value="2017-06-09" office:value-type="date" table:style-name="ce23">
            <text:p>2017-06-09</text:p>
          </table:table-cell>
          <table:table-cell office:date-value="2017-06-15" office:value-type="date" table:style-name="ce27">
            <text:p>2017-06-15</text:p>
          </table:table-cell>
          <table:table-cell office:value="40.0" office:value-type="float" table:style-name="ce28">
            <text:p>40.0</text:p>
          </table:table-cell>
          <table:table-cell office:string-value="Carla Januario" office:value-type="string" table:style-name="ce29">
            <text:p>Carla Januario</text:p>
          </table:table-cell>
          <table:table-cell office:string-value="" office:value-type="string" table:style-name="ce31">
            <text:p/>
          </table:table-cell>
          <table:table-cell office:string-value="4" office:value-type="string" table:style-name="ce34">
            <text:p>4</text:p>
          </table:table-cell>
          <table:table-cell office:string-value="" office:value-type="string" table:style-name="ce35">
            <text:p/>
          </table:table-cell>
          <table:table-cell office:date-value="2017-06-09" office:value-type="date" table:style-name="ce42">
            <text:p>2017-06-09</text:p>
          </table:table-cell>
          <table:table-cell office:date-value="2017-06-09" office:value-type="date" table:style-name="ce46">
            <text:p>2017-06-09</text:p>
          </table:table-cell>
          <table:table-cell office:value="40.0" office:value-type="float" table:style-name="ce47">
            <text:p>40.0</text:p>
          </table:table-cell>
          <table:table-cell office:string-value="Carla Januario" office:value-type="string" table:style-name="ce50">
            <text:p>Carla Januario</text:p>
          </table:table-cell>
          <table:table-cell office:value="100.0" office:value-type="float" table:style-name="ce58">
            <text:p>100.0</text:p>
          </table:table-cell>
          <table:table-cell table:style-name="ce59"/>
          <table:table-cell table:number-columns-repeated="2"/>
          <table:table-cell table:style-name="ce60"/>
          <table:table-cell table:style-name="Default"/>
          <table:table-cell table:number-columns-repeated="1004"/>
        </table:table-row>
        <table:table-row table:style-name="ro3">
          <table:table-cell office:string-value="6.3" office:value-type="string" table:style-name="SemanticAnnotation-ref-SIMPLEACTIVITY">
            <text:p>6.3</text:p>
          </table:table-cell>
          <table:table-cell office:string-value="" office:value-type="string" table:style-name="ce13">
            <text:p/>
          </table:table-cell>
          <table:table-cell office:string-value="Elaborar Projeto de Dados" office:value-type="string" table:style-name="ce13">
            <text:p>Elaborar Projeto de Dados</text:p>
          </table:table-cell>
          <table:table-cell office:date-value="2017-06-16" office:value-type="date" table:style-name="ce23">
            <text:p>2017-06-16</text:p>
          </table:table-cell>
          <table:table-cell office:date-value="2017-06-20" office:value-type="date" table:style-name="ce27">
            <text:p>2017-06-20</text:p>
          </table:table-cell>
          <table:table-cell office:value="24.0" office:value-type="float" table:style-name="ce28">
            <text:p>24.0</text:p>
          </table:table-cell>
          <table:table-cell office:string-value="Carla Januario" office:value-type="string" table:style-name="ce29">
            <text:p>Carla Januario</text:p>
          </table:table-cell>
          <table:table-cell office:string-value="" office:value-type="string" table:style-name="ce31">
            <text:p/>
          </table:table-cell>
          <table:table-cell office:string-value="4" office:value-type="string" table:style-name="ce34">
            <text:p>4</text:p>
          </table:table-cell>
          <table:table-cell office:string-value="" office:value-type="string" table:style-name="ce35">
            <text:p/>
          </table:table-cell>
          <table:table-cell office:date-value="2017-06-16" office:value-type="date" table:style-name="ce42">
            <text:p>2017-06-16</text:p>
          </table:table-cell>
          <table:table-cell office:date-value="2017-06-16" office:value-type="date" table:style-name="ce46">
            <text:p>2017-06-16</text:p>
          </table:table-cell>
          <table:table-cell office:value="24.0" office:value-type="float" table:style-name="ce47">
            <text:p>24.0</text:p>
          </table:table-cell>
          <table:table-cell office:string-value="Carla Januario" office:value-type="string" table:style-name="ce50">
            <text:p>Carla Januario</text:p>
          </table:table-cell>
          <table:table-cell office:value="100.0" office:value-type="float" table:style-name="ce58">
            <text:p>100.0</text:p>
          </table:table-cell>
          <table:table-cell table:style-name="ce59"/>
          <table:table-cell table:number-columns-repeated="2"/>
          <table:table-cell table:style-name="ce60"/>
          <table:table-cell table:style-name="Default"/>
          <table:table-cell table:number-columns-repeated="1004"/>
        </table:table-row>
        <table:table-row table:style-name="ro3">
          <table:table-cell office:string-value="6.4" office:value-type="string" table:style-name="SemanticAnnotation-ref-SIMPLEACTIVITY">
            <text:p>6.4</text:p>
          </table:table-cell>
          <table:table-cell office:string-value="" office:value-type="string" table:style-name="ce13">
            <text:p/>
          </table:table-cell>
          <table:table-cell office:string-value="Avaliar Projeto do Sistema" office:value-type="string" table:style-name="ce13">
            <text:p>Avaliar Projeto do Sistema</text:p>
          </table:table-cell>
          <table:table-cell office:date-value="2017-06-21" office:value-type="date" table:style-name="ce23">
            <text:p>2017-06-21</text:p>
          </table:table-cell>
          <table:table-cell office:date-value="2017-06-23" office:value-type="date" table:style-name="ce27">
            <text:p>2017-06-23</text:p>
          </table:table-cell>
          <table:table-cell office:value="16.0" office:value-type="float" table:style-name="ce28">
            <text:p>16.0</text:p>
          </table:table-cell>
          <table:table-cell office:string-value="Fulano Detal" office:value-type="string" table:style-name="ce29">
            <text:p>Fulano Detal</text:p>
          </table:table-cell>
          <table:table-cell office:string-value="" office:value-type="string" table:style-name="ce31">
            <text:p/>
          </table:table-cell>
          <table:table-cell office:string-value="6.1, 6.2, 6.3" office:value-type="string" table:style-name="ce34">
            <text:p>6.1, 6.2, 6.3</text:p>
          </table:table-cell>
          <table:table-cell office:string-value="" office:value-type="string" table:style-name="ce35">
            <text:p/>
          </table:table-cell>
          <table:table-cell office:date-value="2017-06-21" office:value-type="date" table:style-name="ce42">
            <text:p>2017-06-21</text:p>
          </table:table-cell>
          <table:table-cell office:date-value="2017-06-21" office:value-type="date" table:style-name="ce46">
            <text:p>2017-06-21</text:p>
          </table:table-cell>
          <table:table-cell office:value="16.0" office:value-type="float" table:style-name="ce47">
            <text:p>16.0</text:p>
          </table:table-cell>
          <table:table-cell office:string-value="Fulano Detal" office:value-type="string" table:style-name="ce50">
            <text:p>Fulano Detal</text:p>
          </table:table-cell>
          <table:table-cell office:value="100.0" office:value-type="float" table:style-name="ce58">
            <text:p>100.0</text:p>
          </table:table-cell>
          <table:table-cell table:style-name="ce59"/>
          <table:table-cell table:number-columns-repeated="2"/>
          <table:table-cell table:style-name="ce60"/>
          <table:table-cell table:style-name="Default"/>
          <table:table-cell table:number-columns-repeated="1004"/>
        </table:table-row>
        <table:table-row table:style-name="ro3">
          <table:table-cell office:string-value="7" office:value-type="string" table:style-name="SemanticAnnotation-ref-COMPOSITEACTIVITY">
            <text:p>7</text:p>
          </table:table-cell>
          <table:table-cell office:string-value="Realizar Reunião de Monitoramento do Projeto" office:value-type="string" table:style-name="ce13">
            <text:p>Realizar Reunião de Monitoramento do Projeto</text:p>
          </table:table-cell>
          <table:table-cell office:string-value="" office:value-type="string" table:style-name="ce13">
            <text:p/>
          </table:table-cell>
          <table:table-cell office:date-value="2017-06-23" office:value-type="date" table:style-name="ce23">
            <text:p>2017-06-23</text:p>
          </table:table-cell>
          <table:table-cell office:date-value="2017-06-23" office:value-type="date" table:style-name="ce27">
            <text:p>2017-06-23</text:p>
          </table:table-cell>
          <table:table-cell office:value="2.0" office:value-type="float" table:style-name="ce28">
            <text:p>2.0</text:p>
          </table:table-cell>
          <table:table-cell office:string-value="Gustavo Binow, Carla Januario, Fulano Detal" office:value-type="string" table:style-name="ce29">
            <text:p>Gustavo Binow, Carla Januario, Fulano Detal</text:p>
          </table:table-cell>
          <table:table-cell office:string-value="" office:value-type="string" table:style-name="ce31">
            <text:p/>
          </table:table-cell>
          <table:table-cell office:string-value="1" office:value-type="string" table:style-name="ce34">
            <text:p>1</text:p>
          </table:table-cell>
          <table:table-cell office:string-value="" office:value-type="string" table:style-name="ce35">
            <text:p/>
          </table:table-cell>
          <table:table-cell office:date-value="2017-06-23" office:value-type="date" table:style-name="ce42">
            <text:p>2017-06-23</text:p>
          </table:table-cell>
          <table:table-cell office:date-value="2017-06-23" office:value-type="date" table:style-name="ce46">
            <text:p>2017-06-23</text:p>
          </table:table-cell>
          <table:table-cell office:value="6.0" office:value-type="float" table:style-name="ce47">
            <text:p>6.0</text:p>
          </table:table-cell>
          <table:table-cell office:string-value="Gustavo Binow, Carla Januario, Fulano Detal" office:value-type="string" table:style-name="ce50">
            <text:p>Gustavo Binow, Carla Januario, Fulano Detal</text:p>
          </table:table-cell>
          <table:table-cell office:value="100.0" office:value-type="float" table:style-name="ce58">
            <text:p>100.0</text:p>
          </table:table-cell>
          <table:table-cell table:style-name="ce59"/>
          <table:table-cell table:number-columns-repeated="2"/>
          <table:table-cell table:style-name="ce60"/>
          <table:table-cell table:style-name="Default"/>
          <table:table-cell table:number-columns-repeated="1004"/>
        </table:table-row>
        <table:table-row table:style-name="ro3">
          <table:table-cell office:string-value="8" office:value-type="string" table:style-name="SemanticAnnotation-ref-COMPOSITEACTIVITY">
            <text:p>8</text:p>
          </table:table-cell>
          <table:table-cell office:string-value="Implementar e  realizar testes de unidade" office:value-type="string" table:style-name="ce13">
            <text:p>Implementar e <text:s text:c="1"/>realizar testes de unidade</text:p>
          </table:table-cell>
          <table:table-cell office:string-value="" office:value-type="string" table:style-name="ce13">
            <text:p/>
          </table:table-cell>
          <table:table-cell office:date-value="2017-06-26" office:value-type="date" table:style-name="ce23">
            <text:p>2017-06-26</text:p>
          </table:table-cell>
          <table:table-cell office:date-value="2017-07-04" office:value-type="date" table:style-name="ce27">
            <text:p>2017-07-04</text:p>
          </table:table-cell>
          <table:table-cell office:value="48.0" office:value-type="float" table:style-name="ce28">
            <text:p>48.0</text:p>
          </table:table-cell>
          <table:table-cell office:string-value="Gustavo Binow, Carla Januario" office:value-type="string" table:style-name="ce29">
            <text:p>Gustavo Binow, Carla Januario</text:p>
          </table:table-cell>
          <table:table-cell office:string-value="" office:value-type="string" table:style-name="ce31">
            <text:p/>
          </table:table-cell>
          <table:table-cell office:string-value="6" office:value-type="string" table:style-name="ce34">
            <text:p>6</text:p>
          </table:table-cell>
          <table:table-cell office:string-value="" office:value-type="string" table:style-name="ce35">
            <text:p/>
          </table:table-cell>
          <table:table-cell office:date-value="2017-06-26" office:value-type="date" table:style-name="ce42">
            <text:p>2017-06-26</text:p>
          </table:table-cell>
          <table:table-cell office:date-value="2017-07-07" office:value-type="date" table:style-name="ce46">
            <text:p>2017-07-07</text:p>
          </table:table-cell>
          <table:table-cell office:value="48.0" office:value-type="float" table:style-name="ce47">
            <text:p>48.0</text:p>
          </table:table-cell>
          <table:table-cell office:string-value="Gustavo Binow, Carla Januario" office:value-type="string" table:style-name="ce50">
            <text:p>Gustavo Binow, Carla Januario</text:p>
          </table:table-cell>
          <table:table-cell office:value="100.0" office:value-type="float" table:style-name="ce58">
            <text:p>100.0</text:p>
          </table:table-cell>
          <table:table-cell table:style-name="ce59"/>
          <table:table-cell table:number-columns-repeated="2"/>
          <table:table-cell table:style-name="ce60"/>
          <table:table-cell table:style-name="Default"/>
          <table:table-cell table:number-columns-repeated="1004"/>
        </table:table-row>
        <table:table-row table:style-name="ro3">
          <table:table-cell office:string-value="8.1" office:value-type="string" table:style-name="SemanticAnnotation-ref-SIMPLEACTIVITY">
            <text:p>8.1</text:p>
          </table:table-cell>
          <table:table-cell office:string-value="" office:value-type="string" table:style-name="ce13">
            <text:p/>
          </table:table-cell>
          <table:table-cell office:string-value="Implementar Unidades de Software" office:value-type="string" table:style-name="ce13">
            <text:p>Implementar Unidades de Software</text:p>
          </table:table-cell>
          <table:table-cell office:date-value="2017-06-26" office:value-type="date" table:style-name="ce23">
            <text:p>2017-06-26</text:p>
          </table:table-cell>
          <table:table-cell office:date-value="2017-06-28" office:value-type="date" table:style-name="ce27">
            <text:p>2017-06-28</text:p>
          </table:table-cell>
          <table:table-cell office:value="16.0" office:value-type="float" table:style-name="ce28">
            <text:p>16.0</text:p>
          </table:table-cell>
          <table:table-cell office:string-value="Gustavo Binow" office:value-type="string" table:style-name="ce29">
            <text:p>Gustavo Binow</text:p>
          </table:table-cell>
          <table:table-cell office:string-value="" office:value-type="string" table:style-name="ce31">
            <text:p/>
          </table:table-cell>
          <table:table-cell office:string-value="6" office:value-type="string" table:style-name="ce34">
            <text:p>6</text:p>
          </table:table-cell>
          <table:table-cell office:string-value="" office:value-type="string" table:style-name="ce35">
            <text:p/>
          </table:table-cell>
          <table:table-cell office:date-value="2017-06-26" office:value-type="date" table:style-name="ce42">
            <text:p>2017-06-26</text:p>
          </table:table-cell>
          <table:table-cell office:date-value="2017-06-26" office:value-type="date" table:style-name="ce46">
            <text:p>2017-06-26</text:p>
          </table:table-cell>
          <table:table-cell office:value="16.0" office:value-type="float" table:style-name="ce47">
            <text:p>16.0</text:p>
          </table:table-cell>
          <table:table-cell office:string-value="Gustavo Binow" office:value-type="string" table:style-name="ce50">
            <text:p>Gustavo Binow</text:p>
          </table:table-cell>
          <table:table-cell office:value="100.0" office:value-type="float" table:style-name="ce58">
            <text:p>100.0</text:p>
          </table:table-cell>
          <table:table-cell table:style-name="ce59"/>
          <table:table-cell table:number-columns-repeated="2"/>
          <table:table-cell table:style-name="ce60"/>
          <table:table-cell table:style-name="Default"/>
          <table:table-cell table:number-columns-repeated="1004"/>
        </table:table-row>
        <table:table-row table:style-name="ro3">
          <table:table-cell office:string-value="8.2" office:value-type="string" table:style-name="SemanticAnnotation-ref-SIMPLEACTIVITY">
            <text:p>8.2</text:p>
          </table:table-cell>
          <table:table-cell office:string-value="" office:value-type="string" table:style-name="ce13">
            <text:p/>
          </table:table-cell>
          <table:table-cell office:string-value="Testar Unidades de Software" office:value-type="string" table:style-name="ce13">
            <text:p>Testar Unidades de Software</text:p>
          </table:table-cell>
          <table:table-cell office:date-value="2017-06-29" office:value-type="date" table:style-name="ce23">
            <text:p>2017-06-29</text:p>
          </table:table-cell>
          <table:table-cell office:date-value="2017-06-30" office:value-type="date" table:style-name="ce27">
            <text:p>2017-06-30</text:p>
          </table:table-cell>
          <table:table-cell office:value="8.0" office:value-type="float" table:style-name="ce28">
            <text:p>8.0</text:p>
          </table:table-cell>
          <table:table-cell office:string-value="Carla Januario" office:value-type="string" table:style-name="ce29">
            <text:p>Carla Januario</text:p>
          </table:table-cell>
          <table:table-cell office:string-value="" office:value-type="string" table:style-name="ce32">
            <text:p/>
          </table:table-cell>
          <table:table-cell office:string-value="8.1" office:value-type="string" table:style-name="ce34">
            <text:p>8.1</text:p>
          </table:table-cell>
          <table:table-cell office:string-value="" office:value-type="string" table:style-name="ce35">
            <text:p/>
          </table:table-cell>
          <table:table-cell office:date-value="2017-06-29" office:value-type="date" table:style-name="ce42">
            <text:p>2017-06-29</text:p>
          </table:table-cell>
          <table:table-cell office:date-value="2017-06-29" office:value-type="date" table:style-name="ce46">
            <text:p>2017-06-29</text:p>
          </table:table-cell>
          <table:table-cell office:value="8.0" office:value-type="float" table:style-name="ce47">
            <text:p>8.0</text:p>
          </table:table-cell>
          <table:table-cell office:string-value="Carla Januario" office:value-type="string" table:style-name="ce50">
            <text:p>Carla Januario</text:p>
          </table:table-cell>
          <table:table-cell office:value="100.0" office:value-type="float" table:style-name="ce58">
            <text:p>100.0</text:p>
          </table:table-cell>
          <table:table-cell table:style-name="ce59"/>
          <table:table-cell table:number-columns-repeated="2"/>
          <table:table-cell table:style-name="ce60"/>
          <table:table-cell table:style-name="Default"/>
          <table:table-cell table:number-columns-repeated="1004"/>
        </table:table-row>
        <table:table-row table:style-name="ro3">
          <table:table-cell office:string-value="8.3" office:value-type="string" table:style-name="SemanticAnnotation-ref-SIMPLEACTIVITY">
            <text:p>8.3</text:p>
          </table:table-cell>
          <table:table-cell office:string-value="" office:value-type="string" table:style-name="ce13">
            <text:p/>
          </table:table-cell>
          <table:table-cell office:string-value="Implementar Banco de Dados" office:value-type="string" table:style-name="ce13">
            <text:p>Implementar Banco de Dados</text:p>
          </table:table-cell>
          <table:table-cell office:date-value="2017-07-03" office:value-type="date" table:style-name="ce23">
            <text:p>2017-07-03</text:p>
          </table:table-cell>
          <table:table-cell office:date-value="2017-07-04" office:value-type="date" table:style-name="ce27">
            <text:p>2017-07-04</text:p>
          </table:table-cell>
          <table:table-cell office:value="8.0" office:value-type="float" table:style-name="ce28">
            <text:p>8.0</text:p>
          </table:table-cell>
          <table:table-cell office:string-value="Gustavo Binow" office:value-type="string" table:style-name="ce29">
            <text:p>Gustavo Binow</text:p>
          </table:table-cell>
          <table:table-cell office:string-value="" office:value-type="string" table:style-name="ce32">
            <text:p/>
          </table:table-cell>
          <table:table-cell office:string-value="6" office:value-type="string" table:style-name="ce34">
            <text:p>6</text:p>
          </table:table-cell>
          <table:table-cell office:string-value="" office:value-type="string" table:style-name="ce35">
            <text:p/>
          </table:table-cell>
          <table:table-cell office:date-value="2017-07-03" office:value-type="date" table:style-name="ce42">
            <text:p>2017-07-03</text:p>
          </table:table-cell>
          <table:table-cell office:date-value="2017-07-03" office:value-type="date" table:style-name="ce46">
            <text:p>2017-07-03</text:p>
          </table:table-cell>
          <table:table-cell office:value="8.0" office:value-type="float" table:style-name="ce47">
            <text:p>8.0</text:p>
          </table:table-cell>
          <table:table-cell office:string-value="Gustavo Binow" office:value-type="string" table:style-name="ce50">
            <text:p>Gustavo Binow</text:p>
          </table:table-cell>
          <table:table-cell office:value="100.0" office:value-type="float" table:style-name="ce58">
            <text:p>100.0</text:p>
          </table:table-cell>
          <table:table-cell table:style-name="ce59"/>
          <table:table-cell table:number-columns-repeated="3"/>
          <table:table-cell table:number-columns-repeated="1004" table:style-name="ce4"/>
          <table:table-cell/>
        </table:table-row>
        <table:table-row table:style-name="ro3">
          <table:table-cell office:string-value="8.4" office:value-type="string" table:style-name="SemanticAnnotation-ref-SIMPLEACTIVITY">
            <text:p>8.4</text:p>
          </table:table-cell>
          <table:table-cell office:string-value="" office:value-type="string" table:style-name="ce13">
            <text:p/>
          </table:table-cell>
          <table:table-cell office:string-value="Testar Banco de Dados" office:value-type="string" table:style-name="ce13">
            <text:p>Testar Banco de Dados</text:p>
          </table:table-cell>
          <table:table-cell office:date-value="2017-07-05" office:value-type="date" table:style-name="ce23">
            <text:p>2017-07-05</text:p>
          </table:table-cell>
          <table:table-cell office:date-value="2017-07-06" office:value-type="date" table:style-name="ce27">
            <text:p>2017-07-06</text:p>
          </table:table-cell>
          <table:table-cell office:value="8.0" office:value-type="float" table:style-name="ce28">
            <text:p>8.0</text:p>
          </table:table-cell>
          <table:table-cell office:string-value="Carla Januario" office:value-type="string" table:style-name="ce29">
            <text:p>Carla Januario</text:p>
          </table:table-cell>
          <table:table-cell office:string-value="" office:value-type="string" table:style-name="ce32">
            <text:p/>
          </table:table-cell>
          <table:table-cell office:string-value="8.3" office:value-type="string" table:style-name="ce34">
            <text:p>8.3</text:p>
          </table:table-cell>
          <table:table-cell office:string-value="" office:value-type="string" table:style-name="ce35">
            <text:p/>
          </table:table-cell>
          <table:table-cell office:date-value="2017-07-05" office:value-type="date" table:style-name="ce42">
            <text:p>2017-07-05</text:p>
          </table:table-cell>
          <table:table-cell office:date-value="2017-07-05" office:value-type="date" table:style-name="ce46">
            <text:p>2017-07-05</text:p>
          </table:table-cell>
          <table:table-cell office:value="8.0" office:value-type="float" table:style-name="ce47">
            <text:p>8.0</text:p>
          </table:table-cell>
          <table:table-cell office:string-value="Carla Januario" office:value-type="string" table:style-name="ce50">
            <text:p>Carla Januario</text:p>
          </table:table-cell>
          <table:table-cell office:value="100.0" office:value-type="float" table:style-name="ce58">
            <text:p>100.0</text:p>
          </table:table-cell>
          <table:table-cell table:style-name="ce59"/>
          <table:table-cell table:number-columns-repeated="3"/>
          <table:table-cell table:number-columns-repeated="1004" table:style-name="ce4"/>
          <table:table-cell/>
        </table:table-row>
        <table:table-row table:style-name="ro3">
          <table:table-cell office:string-value="8.5" office:value-type="string" table:style-name="SemanticAnnotation-ref-SIMPLEACTIVITY">
            <text:p>8.5</text:p>
          </table:table-cell>
          <table:table-cell office:string-value="" office:value-type="string" table:style-name="ce13">
            <text:p/>
          </table:table-cell>
          <table:table-cell office:string-value="Realizar integração do sistema" office:value-type="string" table:style-name="ce13">
            <text:p>Realizar integração do sistema</text:p>
          </table:table-cell>
          <table:table-cell office:date-value="2017-07-07" office:value-type="date" table:style-name="ce23">
            <text:p>2017-07-07</text:p>
          </table:table-cell>
          <table:table-cell office:date-value="2017-07-10" office:value-type="date" table:style-name="ce27">
            <text:p>2017-07-10</text:p>
          </table:table-cell>
          <table:table-cell office:value="8.0" office:value-type="float" table:style-name="ce28">
            <text:p>8.0</text:p>
          </table:table-cell>
          <table:table-cell office:string-value="Gustavo Binow" office:value-type="string" table:style-name="ce29">
            <text:p>Gustavo Binow</text:p>
          </table:table-cell>
          <table:table-cell office:string-value="" office:value-type="string" table:style-name="ce32">
            <text:p/>
          </table:table-cell>
          <table:table-cell office:string-value="8.2, 8.4" office:value-type="string" table:style-name="ce34">
            <text:p>8.2, 8.4</text:p>
          </table:table-cell>
          <table:table-cell office:string-value="" office:value-type="string" table:style-name="ce35">
            <text:p/>
          </table:table-cell>
          <table:table-cell office:date-value="2017-07-07" office:value-type="date" table:style-name="ce42">
            <text:p>2017-07-07</text:p>
          </table:table-cell>
          <table:table-cell office:date-value="2017-07-07" office:value-type="date" table:style-name="ce46">
            <text:p>2017-07-07</text:p>
          </table:table-cell>
          <table:table-cell office:value="8.0" office:value-type="float" table:style-name="ce47">
            <text:p>8.0</text:p>
          </table:table-cell>
          <table:table-cell office:string-value="Gustavo Binow" office:value-type="string" table:style-name="ce50">
            <text:p>Gustavo Binow</text:p>
          </table:table-cell>
          <table:table-cell office:value="100.0" office:value-type="float" table:style-name="ce58">
            <text:p>100.0</text:p>
          </table:table-cell>
          <table:table-cell table:style-name="ce59"/>
          <table:table-cell table:number-columns-repeated="3"/>
          <table:table-cell table:number-columns-repeated="1004" table:style-name="ce4"/>
          <table:table-cell/>
        </table:table-row>
        <table:table-row table:style-name="ro3">
          <table:table-cell office:string-value="9" office:value-type="string" table:style-name="SemanticAnnotation-ref-COMPOSITEACTIVITY">
            <text:p>9</text:p>
          </table:table-cell>
          <table:table-cell office:string-value="Realizar Reunião de Monitoramento do Projeto" office:value-type="string" table:style-name="ce13">
            <text:p>Realizar Reunião de Monitoramento do Projeto</text:p>
          </table:table-cell>
          <table:table-cell office:string-value="" office:value-type="string" table:style-name="ce13">
            <text:p/>
          </table:table-cell>
          <table:table-cell office:date-value="2017-07-10" office:value-type="date" table:style-name="ce23">
            <text:p>2017-07-10</text:p>
          </table:table-cell>
          <table:table-cell office:date-value="2017-07-10" office:value-type="date" table:style-name="ce27">
            <text:p>2017-07-10</text:p>
          </table:table-cell>
          <table:table-cell office:value="2.0" office:value-type="float" table:style-name="ce28">
            <text:p>2.0</text:p>
          </table:table-cell>
          <table:table-cell office:string-value="Gustavo Binow, Carla Januario, Fulano Detal" office:value-type="string" table:style-name="ce29">
            <text:p>Gustavo Binow, Carla Januario, Fulano Detal</text:p>
          </table:table-cell>
          <table:table-cell office:string-value="" office:value-type="string" table:style-name="ce32">
            <text:p/>
          </table:table-cell>
          <table:table-cell office:string-value="1" office:value-type="string" table:style-name="ce34">
            <text:p>1</text:p>
          </table:table-cell>
          <table:table-cell office:string-value="" office:value-type="string" table:style-name="ce35">
            <text:p/>
          </table:table-cell>
          <table:table-cell office:date-value="2017-07-10" office:value-type="date" table:style-name="ce42">
            <text:p>2017-07-10</text:p>
          </table:table-cell>
          <table:table-cell office:date-value="2017-07-10" office:value-type="date" table:style-name="ce46">
            <text:p>2017-07-10</text:p>
          </table:table-cell>
          <table:table-cell office:value="6.0" office:value-type="float" table:style-name="ce47">
            <text:p>6.0</text:p>
          </table:table-cell>
          <table:table-cell office:string-value="Gustavo Binow, Carla Januario, Fulano Detal" office:value-type="string" table:style-name="ce50">
            <text:p>Gustavo Binow, Carla Januario, Fulano Detal</text:p>
          </table:table-cell>
          <table:table-cell office:value="100.0" office:value-type="float" table:style-name="ce58">
            <text:p>100.0</text:p>
          </table:table-cell>
          <table:table-cell table:style-name="ce59"/>
          <table:table-cell table:number-columns-repeated="3"/>
          <table:table-cell table:number-columns-repeated="1004" table:style-name="ce4"/>
          <table:table-cell/>
        </table:table-row>
        <table:table-row table:style-name="ro3">
          <table:table-cell office:string-value="10" office:value-type="string" table:style-name="SemanticAnnotation-ref-COMPOSITEACTIVITY">
            <text:p>10</text:p>
          </table:table-cell>
          <table:table-cell office:string-value="Realizar Testes" office:value-type="string" table:style-name="ce13">
            <text:p>Realizar Testes</text:p>
          </table:table-cell>
          <table:table-cell office:string-value="" office:value-type="string" table:style-name="ce13">
            <text:p/>
          </table:table-cell>
          <table:table-cell office:date-value="2017-07-11" office:value-type="date" table:style-name="ce23">
            <text:p>2017-07-11</text:p>
          </table:table-cell>
          <table:table-cell office:date-value="2017-07-13" office:value-type="date" table:style-name="ce27">
            <text:p>2017-07-13</text:p>
          </table:table-cell>
          <table:table-cell office:value="16.0" office:value-type="float" table:style-name="ce28">
            <text:p>16.0</text:p>
          </table:table-cell>
          <table:table-cell office:string-value="Carla Januario" office:value-type="string" table:style-name="ce29">
            <text:p>Carla Januario</text:p>
          </table:table-cell>
          <table:table-cell office:string-value="" office:value-type="string" table:style-name="ce32">
            <text:p/>
          </table:table-cell>
          <table:table-cell office:string-value="8" office:value-type="string" table:style-name="ce34">
            <text:p>8</text:p>
          </table:table-cell>
          <table:table-cell office:string-value="" office:value-type="string" table:style-name="ce35">
            <text:p/>
          </table:table-cell>
          <table:table-cell office:date-value="2017-07-11" office:value-type="date" table:style-name="ce42">
            <text:p>2017-07-11</text:p>
          </table:table-cell>
          <table:table-cell office:date-value="2017-07-12" office:value-type="date" table:style-name="ce46">
            <text:p>2017-07-12</text:p>
          </table:table-cell>
          <table:table-cell office:value="16.0" office:value-type="float" table:style-name="ce47">
            <text:p>16.0</text:p>
          </table:table-cell>
          <table:table-cell office:string-value="Carla Januario" office:value-type="string" table:style-name="ce50">
            <text:p>Carla Januario</text:p>
          </table:table-cell>
          <table:table-cell office:value="100.0" office:value-type="float" table:style-name="ce58">
            <text:p>100.0</text:p>
          </table:table-cell>
          <table:table-cell table:style-name="ce59"/>
          <table:table-cell table:number-columns-repeated="3"/>
          <table:table-cell table:number-columns-repeated="1004" table:style-name="ce4"/>
          <table:table-cell/>
        </table:table-row>
        <table:table-row table:style-name="ro3">
          <table:table-cell office:string-value="10.1" office:value-type="string" table:style-name="SemanticAnnotation-ref-SIMPLEACTIVITY">
            <text:p>10.1</text:p>
          </table:table-cell>
          <table:table-cell office:string-value="" office:value-type="string" table:style-name="ce13">
            <text:p/>
          </table:table-cell>
          <table:table-cell office:string-value="Planejar e Implementar Testes de Integração" office:value-type="string" table:style-name="ce13">
            <text:p>Planejar e Implementar Testes de Integração</text:p>
          </table:table-cell>
          <table:table-cell office:date-value="2017-07-11" office:value-type="date" table:style-name="ce23">
            <text:p>2017-07-11</text:p>
          </table:table-cell>
          <table:table-cell office:date-value="2017-07-12" office:value-type="date" table:style-name="ce27">
            <text:p>2017-07-12</text:p>
          </table:table-cell>
          <table:table-cell office:value="8.0" office:value-type="float" table:style-name="ce28">
            <text:p>8.0</text:p>
          </table:table-cell>
          <table:table-cell office:string-value="Carla Januario" office:value-type="string" table:style-name="ce29">
            <text:p>Carla Januario</text:p>
          </table:table-cell>
          <table:table-cell office:string-value="" office:value-type="string" table:style-name="ce32">
            <text:p/>
          </table:table-cell>
          <table:table-cell office:string-value="8" office:value-type="string" table:style-name="ce34">
            <text:p>8</text:p>
          </table:table-cell>
          <table:table-cell office:string-value="" office:value-type="string" table:style-name="ce35">
            <text:p/>
          </table:table-cell>
          <table:table-cell office:date-value="2017-07-11" office:value-type="date" table:style-name="ce42">
            <text:p>2017-07-11</text:p>
          </table:table-cell>
          <table:table-cell office:date-value="2017-07-11" office:value-type="date" table:style-name="ce46">
            <text:p>2017-07-11</text:p>
          </table:table-cell>
          <table:table-cell office:value="8.0" office:value-type="float" table:style-name="ce47">
            <text:p>8.0</text:p>
          </table:table-cell>
          <table:table-cell office:string-value="Carla Januario" office:value-type="string" table:style-name="ce50">
            <text:p>Carla Januario</text:p>
          </table:table-cell>
          <table:table-cell office:value="100.0" office:value-type="float" table:style-name="ce58">
            <text:p>100.0</text:p>
          </table:table-cell>
          <table:table-cell table:style-name="ce59"/>
          <table:table-cell table:number-columns-repeated="3"/>
          <table:table-cell table:number-columns-repeated="1004" table:style-name="ce4"/>
          <table:table-cell/>
        </table:table-row>
        <table:table-row table:style-name="ro3">
          <table:table-cell office:string-value="10.2" office:value-type="string" table:style-name="SemanticAnnotation-ref-SIMPLEACTIVITY">
            <text:p>10.2</text:p>
          </table:table-cell>
          <table:table-cell office:string-value="" office:value-type="string" table:style-name="ce13">
            <text:p/>
          </table:table-cell>
          <table:table-cell office:string-value="Planejar e Implementar Testes de Aceitação" office:value-type="string" table:style-name="ce13">
            <text:p>Planejar e Implementar Testes de Aceitação</text:p>
          </table:table-cell>
          <table:table-cell office:date-value="2017-07-12" office:value-type="date" table:style-name="ce23">
            <text:p>2017-07-12</text:p>
          </table:table-cell>
          <table:table-cell office:date-value="2017-07-13" office:value-type="date" table:style-name="ce27">
            <text:p>2017-07-13</text:p>
          </table:table-cell>
          <table:table-cell office:value="8.0" office:value-type="float" table:style-name="ce28">
            <text:p>8.0</text:p>
          </table:table-cell>
          <table:table-cell office:string-value="Carla Januario" office:value-type="string" table:style-name="ce29">
            <text:p>Carla Januario</text:p>
          </table:table-cell>
          <table:table-cell office:string-value="" office:value-type="string" table:style-name="ce32">
            <text:p/>
          </table:table-cell>
          <table:table-cell office:string-value="8" office:value-type="string" table:style-name="ce34">
            <text:p>8</text:p>
          </table:table-cell>
          <table:table-cell office:string-value="" office:value-type="string" table:style-name="ce35">
            <text:p/>
          </table:table-cell>
          <table:table-cell office:date-value="2017-07-12" office:value-type="date" table:style-name="ce42">
            <text:p>2017-07-12</text:p>
          </table:table-cell>
          <table:table-cell office:date-value="2017-07-12" office:value-type="date" table:style-name="ce46">
            <text:p>2017-07-12</text:p>
          </table:table-cell>
          <table:table-cell office:value="8.0" office:value-type="float" table:style-name="ce47">
            <text:p>8.0</text:p>
          </table:table-cell>
          <table:table-cell office:string-value="Carla Januario" office:value-type="string" table:style-name="ce50">
            <text:p>Carla Januario</text:p>
          </table:table-cell>
          <table:table-cell office:value="100.0" office:value-type="float" table:style-name="ce58">
            <text:p>100.0</text:p>
          </table:table-cell>
          <table:table-cell table:style-name="ce59"/>
          <table:table-cell table:number-columns-repeated="3"/>
          <table:table-cell table:number-columns-repeated="1004" table:style-name="ce4"/>
          <table:table-cell/>
        </table:table-row>
        <table:table-row table:style-name="ro3">
          <table:table-cell office:string-value="11" office:value-type="string" table:style-name="SemanticAnnotation-ref-COMPOSITEACTIVITY">
            <text:p>11</text:p>
          </table:table-cell>
          <table:table-cell office:string-value="Implantar Sistema" office:value-type="string" table:style-name="ce13">
            <text:p>Implantar Sistema</text:p>
          </table:table-cell>
          <table:table-cell office:string-value="" office:value-type="string" table:style-name="ce13">
            <text:p/>
          </table:table-cell>
          <table:table-cell office:date-value="2017-07-13" office:value-type="date" table:style-name="ce23">
            <text:p>2017-07-13</text:p>
          </table:table-cell>
          <table:table-cell office:date-value="2017-07-18" office:value-type="date" table:style-name="ce27">
            <text:p>2017-07-18</text:p>
          </table:table-cell>
          <table:table-cell office:value="24.0" office:value-type="float" table:style-name="ce28">
            <text:p>24.0</text:p>
          </table:table-cell>
          <table:table-cell office:string-value="Gustavo Binow, Carla Januario, Fulano Detal" office:value-type="string" table:style-name="ce29">
            <text:p>Gustavo Binow, Carla Januario, Fulano Detal</text:p>
          </table:table-cell>
          <table:table-cell office:string-value="" office:value-type="string" table:style-name="ce32">
            <text:p/>
          </table:table-cell>
          <table:table-cell office:string-value="10" office:value-type="string" table:style-name="ce34">
            <text:p>10</text:p>
          </table:table-cell>
          <table:table-cell office:string-value="" office:value-type="string" table:style-name="ce35">
            <text:p/>
          </table:table-cell>
          <table:table-cell office:date-value="2017-07-13" office:value-type="date" table:style-name="ce42">
            <text:p>2017-07-13</text:p>
          </table:table-cell>
          <table:table-cell office:date-value="2017-07-17" office:value-type="date" table:style-name="ce46">
            <text:p>2017-07-17</text:p>
          </table:table-cell>
          <table:table-cell office:value="40.0" office:value-type="float" table:style-name="ce47">
            <text:p>40.0</text:p>
          </table:table-cell>
          <table:table-cell office:string-value="Gustavo Binow, Carla Januario, Fulano Detal" office:value-type="string" table:style-name="ce50">
            <text:p>Gustavo Binow, Carla Januario, Fulano Detal</text:p>
          </table:table-cell>
          <table:table-cell office:value="100.0" office:value-type="float" table:style-name="ce58">
            <text:p>100.0</text:p>
          </table:table-cell>
          <table:table-cell table:style-name="ce59"/>
          <table:table-cell table:number-columns-repeated="3"/>
          <table:table-cell table:number-columns-repeated="1004" table:style-name="ce4"/>
          <table:table-cell/>
        </table:table-row>
        <table:table-row table:style-name="ro3">
          <table:table-cell office:string-value="11.1" office:value-type="string" table:style-name="SemanticAnnotation-ref-SIMPLEACTIVITY">
            <text:p>11.1</text:p>
          </table:table-cell>
          <table:table-cell office:string-value="" office:value-type="string" table:style-name="ce13">
            <text:p/>
          </table:table-cell>
          <table:table-cell office:string-value="Realizar implantação do sistema" office:value-type="string" table:style-name="ce13">
            <text:p>Realizar implantação do sistema</text:p>
          </table:table-cell>
          <table:table-cell office:date-value="2017-07-13" office:value-type="date" table:style-name="ce23">
            <text:p>2017-07-13</text:p>
          </table:table-cell>
          <table:table-cell office:date-value="2017-07-17" office:value-type="date" table:style-name="ce27">
            <text:p>2017-07-17</text:p>
          </table:table-cell>
          <table:table-cell office:value="16.0" office:value-type="float" table:style-name="ce28">
            <text:p>16.0</text:p>
          </table:table-cell>
          <table:table-cell office:string-value="Gustavo Binow" office:value-type="string" table:style-name="ce29">
            <text:p>Gustavo Binow</text:p>
          </table:table-cell>
          <table:table-cell office:string-value="" office:value-type="string" table:style-name="ce32">
            <text:p/>
          </table:table-cell>
          <table:table-cell office:string-value="10" office:value-type="string" table:style-name="ce34">
            <text:p>10</text:p>
          </table:table-cell>
          <table:table-cell office:string-value="" office:value-type="string" table:style-name="ce35">
            <text:p/>
          </table:table-cell>
          <table:table-cell office:date-value="2017-07-13" office:value-type="date" table:style-name="ce42">
            <text:p>2017-07-13</text:p>
          </table:table-cell>
          <table:table-cell office:date-value="2017-07-13" office:value-type="date" table:style-name="ce46">
            <text:p>2017-07-13</text:p>
          </table:table-cell>
          <table:table-cell office:value="16.0" office:value-type="float" table:style-name="ce47">
            <text:p>16.0</text:p>
          </table:table-cell>
          <table:table-cell office:string-value="Gustavo Binow" office:value-type="string" table:style-name="ce50">
            <text:p>Gustavo Binow</text:p>
          </table:table-cell>
          <table:table-cell office:value="100.0" office:value-type="float" table:style-name="ce58">
            <text:p>100.0</text:p>
          </table:table-cell>
          <table:table-cell table:style-name="ce59"/>
          <table:table-cell table:number-columns-repeated="3"/>
          <table:table-cell table:number-columns-repeated="1004" table:style-name="ce4"/>
          <table:table-cell/>
        </table:table-row>
        <table:table-row table:style-name="ro3">
          <table:table-cell office:string-value="11.2" office:value-type="string" table:style-name="SemanticAnnotation-ref-SIMPLEACTIVITY">
            <text:p>11.2</text:p>
          </table:table-cell>
          <table:table-cell office:string-value="" office:value-type="string" table:style-name="ce13">
            <text:p/>
          </table:table-cell>
          <table:table-cell office:string-value="Obter aceitação do sistema" office:value-type="string" table:style-name="ce13">
            <text:p>Obter aceitação do sistema</text:p>
          </table:table-cell>
          <table:table-cell office:date-value="2017-07-17" office:value-type="date" table:style-name="ce23">
            <text:p>2017-07-17</text:p>
          </table:table-cell>
          <table:table-cell office:date-value="2017-07-18" office:value-type="date" table:style-name="ce27">
            <text:p>2017-07-18</text:p>
          </table:table-cell>
          <table:table-cell office:value="8.0" office:value-type="float" table:style-name="ce28">
            <text:p>8.0</text:p>
          </table:table-cell>
          <table:table-cell office:string-value="Gustavo Binow, Carla Januario, Fulano Detal" office:value-type="string" table:style-name="ce29">
            <text:p>Gustavo Binow, Carla Januario, Fulano Detal</text:p>
          </table:table-cell>
          <table:table-cell office:string-value="" office:value-type="string" table:style-name="ce32">
            <text:p/>
          </table:table-cell>
          <table:table-cell office:string-value="11.1" office:value-type="string" table:style-name="ce34">
            <text:p>11.1</text:p>
          </table:table-cell>
          <table:table-cell office:string-value="" office:value-type="string" table:style-name="ce35">
            <text:p/>
          </table:table-cell>
          <table:table-cell office:date-value="2017-07-17" office:value-type="date" table:style-name="ce42">
            <text:p>2017-07-17</text:p>
          </table:table-cell>
          <table:table-cell office:date-value="2017-07-17" office:value-type="date" table:style-name="ce46">
            <text:p>2017-07-17</text:p>
          </table:table-cell>
          <table:table-cell office:value="24.0" office:value-type="float" table:style-name="ce47">
            <text:p>24.0</text:p>
          </table:table-cell>
          <table:table-cell office:string-value="Gustavo Binow, Carla Januario, Fulano Detal" office:value-type="string" table:style-name="ce50">
            <text:p>Gustavo Binow, Carla Januario, Fulano Detal</text:p>
          </table:table-cell>
          <table:table-cell office:value="100.0" office:value-type="float" table:style-name="ce58">
            <text:p>100.0</text:p>
          </table:table-cell>
          <table:table-cell table:style-name="ce59"/>
          <table:table-cell table:number-columns-repeated="3"/>
          <table:table-cell table:number-columns-repeated="1004" table:style-name="ce4"/>
          <table:table-cell/>
        </table:table-row>
        <table:table-row table:style-name="ro3">
          <table:table-cell office:string-value="12" office:value-type="string" table:style-name="SemanticAnnotation-ref-COMPOSITEACTIVITY">
            <text:p>12</text:p>
          </table:table-cell>
          <table:table-cell office:string-value="Realizar Reunião de Monitoramento do Projeto" office:value-type="string" table:style-name="ce13">
            <text:p>Realizar Reunião de Monitoramento do Projeto</text:p>
          </table:table-cell>
          <table:table-cell office:string-value="" office:value-type="string" table:style-name="ce13">
            <text:p/>
          </table:table-cell>
          <table:table-cell office:date-value="2017-07-18" office:value-type="date" table:style-name="ce23">
            <text:p>2017-07-18</text:p>
          </table:table-cell>
          <table:table-cell office:date-value="2017-07-18" office:value-type="date" table:style-name="ce27">
            <text:p>2017-07-18</text:p>
          </table:table-cell>
          <table:table-cell office:value="2.0" office:value-type="float" table:style-name="ce28">
            <text:p>2.0</text:p>
          </table:table-cell>
          <table:table-cell office:string-value="Gustavo Binow, Carla Januario, Fulano Detal" office:value-type="string" table:style-name="ce29">
            <text:p>Gustavo Binow, Carla Januario, Fulano Detal</text:p>
          </table:table-cell>
          <table:table-cell office:string-value="" office:value-type="string" table:style-name="ce32">
            <text:p/>
          </table:table-cell>
          <table:table-cell office:string-value="" office:value-type="string" table:style-name="ce34">
            <text:p/>
          </table:table-cell>
          <table:table-cell office:string-value="" office:value-type="string" table:style-name="ce35">
            <text:p/>
          </table:table-cell>
          <table:table-cell office:date-value="2017-07-18" office:value-type="date" table:style-name="ce42">
            <text:p>2017-07-18</text:p>
          </table:table-cell>
          <table:table-cell office:date-value="2017-07-18" office:value-type="date" table:style-name="ce46">
            <text:p>2017-07-18</text:p>
          </table:table-cell>
          <table:table-cell office:value="6.0" office:value-type="float" table:style-name="ce47">
            <text:p>6.0</text:p>
          </table:table-cell>
          <table:table-cell office:string-value="Gustavo Binow, Carla Januario, Fulano Detal" office:value-type="string" table:style-name="ce50">
            <text:p>Gustavo Binow, Carla Januario, Fulano Detal</text:p>
          </table:table-cell>
          <table:table-cell office:value="100.0" office:value-type="float" table:style-name="ce58">
            <text:p>100.0</text:p>
          </table:table-cell>
          <table:table-cell table:style-name="ce59"/>
          <table:table-cell table:number-columns-repeated="3"/>
          <table:table-cell table:number-columns-repeated="1004" table:style-name="ce4"/>
          <table:table-cell/>
        </table:table-row>
        <table:table-row table:style-name="ro3">
          <table:table-cell office:string-value="13" office:value-type="string" table:style-name="SemanticAnnotation-ref-COMPOSITEACTIVITY">
            <text:p>13</text:p>
          </table:table-cell>
          <table:table-cell office:string-value="Encerrar o Projeto" office:value-type="string" table:style-name="ce13">
            <text:p>Encerrar o Projeto</text:p>
          </table:table-cell>
          <table:table-cell office:string-value="" office:value-type="string" table:style-name="ce13">
            <text:p/>
          </table:table-cell>
          <table:table-cell office:date-value="2017-07-19" office:value-type="date" table:style-name="ce23">
            <text:p>2017-07-19</text:p>
          </table:table-cell>
          <table:table-cell office:date-value="2017-07-19" office:value-type="date" table:style-name="ce27">
            <text:p>2017-07-19</text:p>
          </table:table-cell>
          <table:table-cell office:value="8.0" office:value-type="float" table:style-name="ce28">
            <text:p>8.0</text:p>
          </table:table-cell>
          <table:table-cell office:string-value="Gustavo Binow, Carla Januario, Fulano Detal" office:value-type="string" table:style-name="ce29">
            <text:p>Gustavo Binow, Carla Januario, Fulano Detal</text:p>
          </table:table-cell>
          <table:table-cell office:string-value="" office:value-type="string" table:style-name="ce32">
            <text:p/>
          </table:table-cell>
          <table:table-cell office:string-value="11" office:value-type="string" table:style-name="ce34">
            <text:p>11</text:p>
          </table:table-cell>
          <table:table-cell office:string-value="" office:value-type="string" table:style-name="ce35">
            <text:p/>
          </table:table-cell>
          <table:table-cell office:date-value="2017-07-19" office:value-type="date" table:style-name="ce42">
            <text:p>2017-07-19</text:p>
          </table:table-cell>
          <table:table-cell office:date-value="2017-07-19" office:value-type="date" table:style-name="ce46">
            <text:p>2017-07-19</text:p>
          </table:table-cell>
          <table:table-cell office:value="16.0" office:value-type="float" table:style-name="ce47">
            <text:p>16.0</text:p>
          </table:table-cell>
          <table:table-cell office:string-value="Gustavo Binow, Carla Januario, Fulano Detal" office:value-type="string" table:style-name="ce50">
            <text:p>Gustavo Binow, Carla Januario, Fulano Detal</text:p>
          </table:table-cell>
          <table:table-cell office:value="100.0" office:value-type="float" table:style-name="ce58">
            <text:p>100.0</text:p>
          </table:table-cell>
          <table:table-cell table:style-name="ce59"/>
          <table:table-cell table:number-columns-repeated="2"/>
          <table:table-cell table:style-name="ce60"/>
          <table:table-cell table:style-name="Default"/>
          <table:table-cell table:number-columns-repeated="1004"/>
        </table:table-row>
        <table:table-row table:style-name="ro3">
          <table:table-cell office:string-value="13.1" office:value-type="string" table:style-name="SemanticAnnotation-ref-SIMPLEACTIVITY">
            <text:p>13.1</text:p>
          </table:table-cell>
          <table:table-cell office:string-value="" office:value-type="string" table:style-name="ce13">
            <text:p/>
          </table:table-cell>
          <table:table-cell office:string-value="Realizar Reunião de Encerramento do Projeto" office:value-type="string" table:style-name="ce13">
            <text:p>Realizar Reunião de Encerramento do Projeto</text:p>
          </table:table-cell>
          <table:table-cell office:date-value="2017-07-19" office:value-type="date" table:style-name="ce23">
            <text:p>2017-07-19</text:p>
          </table:table-cell>
          <table:table-cell office:date-value="2017-07-19" office:value-type="date" table:style-name="ce27">
            <text:p>2017-07-19</text:p>
          </table:table-cell>
          <table:table-cell office:value="4.0" office:value-type="float" table:style-name="ce28">
            <text:p>4.0</text:p>
          </table:table-cell>
          <table:table-cell office:string-value="Gustavo Binow, Carla Januario, Fulano Detal" office:value-type="string" table:style-name="ce29">
            <text:p>Gustavo Binow, Carla Januario, Fulano Detal</text:p>
          </table:table-cell>
          <table:table-cell office:string-value="" office:value-type="string" table:style-name="ce32">
            <text:p/>
          </table:table-cell>
          <table:table-cell office:string-value="11" office:value-type="string" table:style-name="ce34">
            <text:p>11</text:p>
          </table:table-cell>
          <table:table-cell office:string-value="" office:value-type="string" table:style-name="ce35">
            <text:p/>
          </table:table-cell>
          <table:table-cell office:date-value="2017-07-19" office:value-type="date" table:style-name="ce42">
            <text:p>2017-07-19</text:p>
          </table:table-cell>
          <table:table-cell office:date-value="2017-07-19" office:value-type="date" table:style-name="ce46">
            <text:p>2017-07-19</text:p>
          </table:table-cell>
          <table:table-cell office:value="12.0" office:value-type="float" table:style-name="ce47">
            <text:p>12.0</text:p>
          </table:table-cell>
          <table:table-cell office:string-value="Gustavo Binow, Carla Januario, Fulano Detal" office:value-type="string" table:style-name="ce50">
            <text:p>Gustavo Binow, Carla Januario, Fulano Detal</text:p>
          </table:table-cell>
          <table:table-cell office:value="100.0" office:value-type="float" table:style-name="ce58">
            <text:p>100.0</text:p>
          </table:table-cell>
          <table:table-cell table:style-name="ce59"/>
          <table:table-cell table:number-columns-repeated="2"/>
          <table:table-cell table:style-name="ce60"/>
          <table:table-cell table:style-name="Default"/>
          <table:table-cell table:number-columns-repeated="1004"/>
        </table:table-row>
        <table:table-row table:style-name="ro3">
          <table:table-cell office:string-value="13.2" office:value-type="string" table:style-name="SemanticAnnotation-ref-SIMPLEACTIVITY">
            <text:p>13.2</text:p>
          </table:table-cell>
          <table:table-cell office:string-value="" office:value-type="string" table:style-name="ce13">
            <text:p/>
          </table:table-cell>
          <table:table-cell office:string-value="Registrar dados e lições aprendidas no projeto" office:value-type="string" table:style-name="ce13">
            <text:p>Registrar dados e lições aprendidas no projeto</text:p>
          </table:table-cell>
          <table:table-cell office:date-value="2017-07-19" office:value-type="date" table:style-name="ce23">
            <text:p>2017-07-19</text:p>
          </table:table-cell>
          <table:table-cell office:date-value="2017-07-19" office:value-type="date" table:style-name="ce27">
            <text:p>2017-07-19</text:p>
          </table:table-cell>
          <table:table-cell office:value="4.0" office:value-type="float" table:style-name="ce28">
            <text:p>4.0</text:p>
          </table:table-cell>
          <table:table-cell office:string-value="Fulano Detal" office:value-type="string" table:style-name="ce29">
            <text:p>Fulano Detal</text:p>
          </table:table-cell>
          <table:table-cell office:string-value="" office:value-type="string" table:style-name="ce32">
            <text:p/>
          </table:table-cell>
          <table:table-cell office:string-value="13.1" office:value-type="string" table:style-name="ce34">
            <text:p>13.1</text:p>
          </table:table-cell>
          <table:table-cell office:string-value="" office:value-type="string" table:style-name="ce35">
            <text:p/>
          </table:table-cell>
          <table:table-cell office:date-value="2017-07-19" office:value-type="date" table:style-name="ce42">
            <text:p>2017-07-19</text:p>
          </table:table-cell>
          <table:table-cell office:date-value="2017-07-19" office:value-type="date" table:style-name="ce46">
            <text:p>2017-07-19</text:p>
          </table:table-cell>
          <table:table-cell office:value="4.0" office:value-type="float" table:style-name="ce47">
            <text:p>4.0</text:p>
          </table:table-cell>
          <table:table-cell office:string-value="Fulano Detal" office:value-type="string" table:style-name="ce50">
            <text:p>Fulano Detal</text:p>
          </table:table-cell>
          <table:table-cell office:value="100.0" office:value-type="float" table:style-name="ce58">
            <text:p>100.0</text:p>
          </table:table-cell>
          <table:table-cell table:style-name="ce59"/>
          <table:table-cell table:number-columns-repeated="2"/>
          <table:table-cell table:style-name="ce60"/>
          <table:table-cell table:style-name="Default"/>
          <table:table-cell table:number-columns-repeated="1004"/>
        </table:table-row>
        <table:table-row table:style-name="ro3">
          <table:table-cell table:style-name="ce7"/>
          <table:table-cell table:number-columns-repeated="2" table:style-name="ce13"/>
          <table:table-cell table:style-name="ce23"/>
          <table:table-cell table:style-name="ce27"/>
          <table:table-cell table:style-name="ce28"/>
          <table:table-cell table:style-name="ce29"/>
          <table:table-cell table:style-name="ce32"/>
          <table:table-cell table:style-name="ce34"/>
          <table:table-cell table:style-name="ce35"/>
          <table:table-cell table:style-name="ce42"/>
          <table:table-cell table:style-name="ce46"/>
          <table:table-cell table:style-name="ce47"/>
          <table:table-cell table:style-name="ce50"/>
          <table:table-cell table:style-name="ce58"/>
          <table:table-cell table:style-name="ce59"/>
          <table:table-cell table:number-columns-repeated="2"/>
          <table:table-cell table:style-name="ce60"/>
          <table:table-cell table:style-name="Default"/>
          <table:table-cell table:number-columns-repeated="1004"/>
        </table:table-row>
        <table:table-row table:style-name="ro3">
          <table:table-cell table:style-name="ce8"/>
          <table:table-cell table:number-columns-repeated="2" table:style-name="ce13"/>
          <table:table-cell table:style-name="ce23"/>
          <table:table-cell table:style-name="ce27"/>
          <table:table-cell table:style-name="ce28"/>
          <table:table-cell table:style-name="ce29"/>
          <table:table-cell table:style-name="ce32"/>
          <table:table-cell table:style-name="ce34"/>
          <table:table-cell table:style-name="ce35"/>
          <table:table-cell table:style-name="ce42"/>
          <table:table-cell table:style-name="ce46"/>
          <table:table-cell table:style-name="ce48"/>
          <table:table-cell table:style-name="ce50"/>
          <table:table-cell table:style-name="ce58"/>
          <table:table-cell table:style-name="ce59"/>
          <table:table-cell table:number-columns-repeated="2"/>
          <table:table-cell table:style-name="ce60"/>
          <table:table-cell table:style-name="Default"/>
          <table:table-cell table:number-columns-repeated="1004"/>
        </table:table-row>
        <table:table-row table:style-name="ro3">
          <table:table-cell table:style-name="ce8"/>
          <table:table-cell table:number-columns-repeated="2" table:style-name="ce13"/>
          <table:table-cell table:style-name="ce23"/>
          <table:table-cell table:style-name="ce27"/>
          <table:table-cell table:style-name="ce28"/>
          <table:table-cell table:style-name="ce29"/>
          <table:table-cell table:style-name="ce32"/>
          <table:table-cell table:style-name="ce34"/>
          <table:table-cell table:style-name="ce35"/>
          <table:table-cell table:style-name="ce42"/>
          <table:table-cell table:style-name="ce27"/>
          <table:table-cell table:style-name="ce48"/>
          <table:table-cell table:style-name="ce50"/>
          <table:table-cell table:style-name="ce58"/>
          <table:table-cell table:style-name="ce59"/>
          <table:table-cell table:number-columns-repeated="2"/>
          <table:table-cell table:style-name="ce60"/>
          <table:table-cell table:style-name="Default"/>
          <table:table-cell table:number-columns-repeated="1004"/>
        </table:table-row>
        <table:table-row table:style-name="ro3">
          <table:table-cell table:style-name="ce9"/>
          <table:table-cell table:number-columns-repeated="2" table:style-name="ce13"/>
          <table:table-cell table:style-name="ce23"/>
          <table:table-cell table:style-name="ce27"/>
          <table:table-cell table:number-columns-repeated="4" table:style-name="ce9"/>
          <table:table-cell table:style-name="ce36"/>
          <table:table-cell table:number-columns-repeated="2" table:style-name="ce27"/>
          <table:table-cell table:number-columns-repeated="3" table:style-name="ce49"/>
          <table:table-cell table:style-name="ce59"/>
          <table:table-cell table:number-columns-repeated="2"/>
          <table:table-cell table:style-name="ce60"/>
          <table:table-cell table:style-name="Default"/>
          <table:table-cell table:number-columns-repeated="1004"/>
        </table:table-row>
        <table:table-row table:number-rows-repeated="1048529"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anilha2" table:style-name="ta1">
        <table:table-column table:default-cell-style-name="Default" table:number-columns-repeated="4" table:style-name="co18"/>
        <table:table-column table:default-cell-style-name="Default" table:style-name="co19"/>
        <table:table-column table:default-cell-style-name="Default" table:style-name="co20"/>
        <table:table-column table:default-cell-style-name="Default" table:style-name="co21"/>
        <table:table-row table:style-name="ro6">
          <table:table-cell table:number-columns-repeated="7"/>
        </table:table-row>
        <table:table-row table:style-name="ro6">
          <table:table-cell table:number-columns-repeated="3"/>
          <table:table-cell office:value-type="string" table:number-columns-spanned="2" table:number-rows-spanned="1" table:style-name="ce57">
            <text:p>Previsto</text:p>
          </table:table-cell>
          <table:covered-table-cell/>
          <table:table-cell office:value-type="string" table:number-columns-spanned="2" table:number-rows-spanned="1" table:style-name="ce57">
            <text:p>Realizado</text:p>
          </table:table-cell>
          <table:covered-table-cell/>
        </table:table-row>
        <table:table-row table:style-name="ro7">
          <table:table-cell office:value-type="string" table:style-name="ce56">
            <text:p>Cod.</text:p>
          </table:table-cell>
          <table:table-cell office:value-type="string">
            <text:p>Atividade</text:p>
          </table:table-cell>
          <table:table-cell office:value-type="string">
            <text:p>Sub atividade</text:p>
          </table:table-cell>
          <table:table-cell office:value-type="string">
            <text:p>Papel</text:p>
          </table:table-cell>
          <table:table-cell office:value-type="string">
            <text:p>Quantidade (horas)</text:p>
          </table:table-cell>
          <table:table-cell office:value-type="string">
            <text:p>Recurso humano</text:p>
          </table:table-cell>
          <table:table-cell office:value-type="string">
            <text:p>Quantidade (horas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100">
      <number:text-content/>
    </number:text-style>
    <number:currency-style style:name="N117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0" number:min-integer-digits="3" number:grouping="true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manticAnnotation-ref-PROJETO" style:family="table-cell" style:parent-style-name="Default"/>
    <style:style style:name="SemanticAnnotation-ref-COMPOSITEACTIVITY" style:family="table-cell" style:parent-style-name="Default" style:data-style-name="N1">
      <style:table-cell-properties fo:background-color="transparent" css3t:text-justify="auto"/>
    </style:style>
    <style:style style:name="SemanticAnnotation-ref-SIMPLEACTIVITY" style:family="table-cell" style:parent-style-name="Default" style:data-style-name="N100">
      <style:table-cell-properties fo:background-color="transparent" css3t:text-justify="auto"/>
    </style:style>
    <style:style style:name="SemanticAnnotation-ref-ACTIVITYDESCRIPTION" style:family="table-cell" style:parent-style-name="Default"/>
    <style:style style:name="SemanticAnnotation-ref-DEPENDENCIES" style:family="table-cell" style:parent-style-name="Default" style:data-style-name="N100"/>
    <style:style style:name="SemanticAnnotation-ref-EAP" style:family="table-cell" style:parent-style-name="Default"/>
    <style:style style:name="SemanticAnnotation-ref-DURATION" style:family="table-cell" style:parent-style-name="Default"/>
    <style:style style:name="SemanticAnnotation-ref-DATAINI" style:family="table-cell" style:parent-style-name="Default"/>
    <style:style style:name="SemanticAnnotation-ref-HR" style:family="table-cell" style:parent-style-name="Default"/>
    <style:style style:name="Sem_20_título1" style:display-name="Sem título1" style:family="table-cell" style:parent-style-name="SemanticAnnotation-ref-SIMPLEACTIVITY" style:data-style-name="N0"/>
    <style:style style:name="SemanticAnnotation-ref-REALDATESTART" style:family="table-cell" style:parent-style-name="Default"/>
    <style:style style:name="SemanticAnnotation-ref-REALDATEEND" style:family="table-cell" style:parent-style-name="Default"/>
    <style:style style:name="SemanticAnnotation-ref-REALDURATION" style:family="table-cell" style:parent-style-name="Default"/>
    <style:style style:name="SemanticAnnotation-ref-REALHR" style:family="table-cell" style:parent-style-name="Default"/>
    <style:style style:name="SemanticAnnotation-ref-CONCLUSION" style:family="table-cell" style:parent-style-name="Default"/>
    <style:style style:name="SemanticAnnotation-ref-PAPEL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7/24/2017</text:date>, <text:time>19:21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5-03-17T21:41:30</meta:creation-date>
    <dc:date>2017-07-24T22:22:51</dc:date>
    <meta:editing-duration>PT2.744S</meta:editing-duration>
    <meta:editing-cycles>207</meta:editing-cycles>
    <meta:generator>OpenOffice/4.1.3$Unix OpenOffice.org_project/413m1$Build-9783</meta:generator>
    <dc:creator>Gustavo Binow</dc:creator>
    <meta:document-statistic meta:cell-count="36" meta:object-count="0" meta:table-count="2"/>
    <meta:user-defined meta:name="ACTIVITYDESCRIPTION">[[completeText]];property($activity,http://localhost/ontologies/SE/gep.owl#IdentityActivityProject,{content});</meta:user-defined>
    <meta:user-defined meta:name="COMPOSITEACTIVITY">[[completeText]];instance({content},http://localhost/ontologies/SE/gep.owl#CompositeProjectActivity,$activity);</meta:user-defined>
    <meta:user-defined meta:name="CONCLUSION">[[completeText]];property($activity,http://localhost/ontologies/SE/gep.owl#ActivityProgressIndex,{content});</meta:user-defined>
    <meta:user-defined meta:name="Cliente">[[break with ',' into 'var']];instance({slice},http://localhost/ontologies/SE/gep.owl#HumanResource,$hrlinha);property($activity,http://localhost/ontologies/SE/gep.owl#ComposedByHumanResourceParcipation,$hrlinha);</meta:user-defined>
    <meta:user-defined meta:name="DATAINI" meta:value-type="string">[[completeText]];property($activity,http://localhost/ontologies/SE/gep.owl#PlannedEndDateActivity,{content});</meta:user-defined>
    <meta:user-defined meta:name="DEPENDENCIES" meta:value-type="string">[[break with ',' into 'var']];instance({slice},http://localhost/ontologies/SE/gep.owl#ProjectActivity,$activitylinha);property($activity,http://localhost/ontologies/SE/gep.owl#DependsOn,$activitylinha);</meta:user-defined>
    <meta:user-defined meta:name="DURATION" meta:value-type="string">[[completeText]];property($activity,http://localhost/ontologies/SE/gep.owl#PlannedDurationActivity,{content});</meta:user-defined>
    <meta:user-defined meta:name="EAP" meta:value-type="string">[[break with ',' into 'var']];instance({slice},http://localhost/ontologies/SE/gep.owl#WorkPackage,$eapslinha);property($activity,http://localhost/ontologies/SE/gep.owl#isToProduceDeliverable,$eapslinha);</meta:user-defined>
    <meta:user-defined meta:name="HR" meta:value-type="string">[[break with ',' into 'var']];instance({slice},http://localhost/ontologies/SE/gep.owl#HumanResource,$hrlinha);property($activity,http://localhost/ontologies/SE/gep.owl#Allocates,$hrlinha);</meta:user-defined>
    <meta:user-defined meta:name="PAPEL" meta:value-type="string">[[completeText]];instance({content},http://localhost/ontologies/SE/gep.owl#HumanResourceAllocation,$papel);property($activity,http://localhost/ontologies/SE/gep.owl#IsToBePerformed,$papel);</meta:user-defined>
    <meta:user-defined meta:name="PROJETO" meta:value-type="string">[[completeText]];instance({content},http://localhost/ontologies/SE/gep.owl#Project,$project);property($project,http://localhost/ontologies/SE/gep.owl#DescriptionProject,{content});</meta:user-defined>
    <meta:user-defined meta:name="REALDATEEND" meta:value-type="string">[[completeText]];property($activity,http://localhost/ontologies/SE/gep.owl#EndDateActivity,{content});</meta:user-defined>
    <meta:user-defined meta:name="REALDATESTART" meta:value-type="string">[[completeText]];property($activity,http://localhost/ontologies/SE/gep.owl#StartDateActivity,{content});</meta:user-defined>
    <meta:user-defined meta:name="REALDURATION" meta:value-type="string">[[completeText]];property($activity,http://localhost/ontologies/SE/gep.owl#ActualDurationActivity,{content});</meta:user-defined>
    <meta:user-defined meta:name="REALHR" meta:value-type="string">[[break with ',' into 'var']];instance({slice},http://localhost/ontologies/SE/gep.owl#HumanResourceParticipation,$rhrlinha);property($activity,http://localhost/ontologies/SE/gep.owl#ParticipationOfHR,$rhrlinha);</meta:user-defined>
    <meta:user-defined meta:name="SIMPLEACTIVITY" meta:value-type="string">[[completeText]];instance({content},http://localhost/ontologies/SE/gep.owl#SimpleProjectActivity,$activity);</meta:user-defined>
    <meta:user-defined meta:name="SemanticDocument" meta:value-type="string">True</meta:user-defined>
    <meta:user-defined meta:name="Verificado por" meta:value-type="string">[[completeText]];instance({content},http://localhost/ontologies/SE/gep.owl#SimpleProjectActivity,$activity);property($activity,http://localhost/ontologies/SE/gep.owl#ActivityDefinedFor,$project);</meta:user-defined>
  </office:meta>
</office:document-meta>
</file>